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top="0.0992in" fo:margin-bottom="0.0437in" style:contextual-spacing="false" fo:line-height="100%" fo:text-align="center" style:justify-single-word="false"/>
    </style:style>
    <style:style style:name="P2" style:family="paragraph" style:parent-style-name="Text_20_body">
      <style:paragraph-properties fo:line-height="100%"/>
    </style:style>
    <style:style style:name="P3" style:family="paragraph" style:parent-style-name="Text_20_body">
      <style:paragraph-properties fo:margin-top="0in" fo:margin-bottom="0in" style:contextual-spacing="false" fo:line-height="100%"/>
    </style:style>
    <style:style style:name="P4" style:family="paragraph" style:parent-style-name="Heading_20_2">
      <style:paragraph-properties fo:margin-top="0.0598in" fo:margin-bottom="0.0043in" style:contextual-spacing="false" fo:line-height="100%" fo:text-align="center" style:justify-single-word="false"/>
    </style:style>
    <style:style style:name="P5" style:family="paragraph" style:parent-style-name="Text_20_body">
      <style:paragraph-properties fo:margin-top="0in" fo:margin-bottom="0.0181in" style:contextual-spacing="false" fo:line-height="100%"/>
    </style:style>
    <style:style style:name="P6" style:family="paragraph" style:parent-style-name="Heading_20_2">
      <style:paragraph-properties fo:line-height="100%" fo:text-align="center" style:justify-single-word="false"/>
    </style:style>
    <style:style style:name="P7" style:family="paragraph" style:parent-style-name="Heading_20_2">
      <style:paragraph-properties fo:line-height="100%" fo:text-align="center" style:justify-single-word="false" fo:break-before="page"/>
    </style:style>
    <style:style style:name="P8" style:family="paragraph" style:parent-style-name="Heading_20_2">
      <style:paragraph-properties fo:margin-top="0.0201in" fo:margin-bottom="0in" style:contextual-spacing="false" fo:line-height="100%" fo:text-align="center" style:justify-single-word="false"/>
    </style:style>
    <style:style style:name="P9" style:family="paragraph" style:parent-style-name="Text_20_body">
      <style:paragraph-properties fo:line-height="100%" fo:text-align="center" style:justify-single-word="false" fo:break-before="page"/>
      <style:text-properties fo:font-size="20pt" style:font-size-asian="20pt" style:font-size-complex="20pt"/>
    </style:style>
    <style:style style:name="P10" style:family="paragraph" style:parent-style-name="Standard">
      <style:paragraph-properties fo:line-height="100%"/>
    </style:style>
    <style:style style:name="P11" style:family="paragraph" style:parent-style-name="Heading_20_2">
      <style:paragraph-properties fo:line-height="100%"/>
    </style:style>
    <style:style style:name="P12" style:family="paragraph" style:parent-style-name="Heading_20_1">
      <style:paragraph-properties fo:line-height="100%"/>
    </style:style>
    <style:style style:name="P13" style:family="paragraph" style:parent-style-name="Text_20_body" style:list-style-name="L1">
      <style:paragraph-properties fo:line-height="100%"/>
    </style:style>
    <style:style style:name="P14" style:family="paragraph" style:parent-style-name="Text_20_body" style:list-style-name="L2">
      <style:paragraph-properties fo:line-height="100%"/>
    </style:style>
    <style:style style:name="P15" style:family="paragraph" style:parent-style-name="Standard">
      <style:paragraph-properties fo:line-height="100%"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6" style:family="paragraph" style:parent-style-name="Standard">
      <style:paragraph-properties fo:line-height="100%" fo:text-align="center" style:justify-single-word="false"/>
    </style:style>
    <style:style style:name="P17" style:family="paragraph" style:parent-style-name="Heading_20_2">
      <style:paragraph-properties fo:line-height="100%" fo:text-align="start" style:justify-single-word="false"/>
    </style:style>
    <style:style style:name="P18" style:family="paragraph" style:parent-style-name="Text_20_body" style:list-style-name="L3">
      <style:paragraph-properties fo:line-height="100%"/>
    </style:style>
    <style:style style:name="P19" style:family="paragraph" style:parent-style-name="Text_20_body" style:list-style-name="L4">
      <style:paragraph-properties fo:line-height="100%"/>
    </style:style>
    <style:style style:name="P20" style:family="paragraph" style:parent-style-name="Text_20_body" style:list-style-name="L4">
      <style:paragraph-properties fo:line-height="100%"/>
      <style:text-properties officeooo:paragraph-rsid="001707a3"/>
    </style:style>
    <style:style style:name="P21" style:family="paragraph" style:parent-style-name="Heading_20_2">
      <style:paragraph-properties fo:line-height="100%"/>
      <style:text-properties officeooo:paragraph-rsid="001707a3"/>
    </style:style>
    <style:style style:name="P22" style:family="paragraph" style:parent-style-name="Text_20_body">
      <style:paragraph-properties fo:line-height="100%" fo:text-align="center" style:justify-single-word="false"/>
      <style:text-properties fo:font-size="16pt" fo:font-weight="bold" style:font-size-asian="16pt" style:font-weight-asian="bold" style:font-size-complex="16pt" style:font-weight-complex="bold"/>
    </style:style>
    <style:style style:name="P23" style:family="paragraph" style:parent-style-name="Text_20_body">
      <style:paragraph-properties fo:line-height="100%" fo:text-align="start" style:justify-single-word="false"/>
    </style:style>
    <style:style style:name="P24" style:family="paragraph" style:parent-style-name="Text_20_body">
      <style:paragraph-properties fo:line-height="100%"/>
      <style:text-properties officeooo:paragraph-rsid="00159cbf"/>
    </style:style>
    <style:style style:name="P25" style:family="paragraph" style:parent-style-name="Heading_20_2">
      <style:paragraph-properties fo:line-height="100%"/>
      <style:text-properties officeooo:paragraph-rsid="00159cbf"/>
    </style:style>
    <style:style style:name="P26" style:family="paragraph" style:parent-style-name="Heading_20_1">
      <style:paragraph-properties fo:margin-top="0in" fo:margin-bottom="0.0972in" style:contextual-spacing="false" fo:line-height="100%"/>
    </style:style>
    <style:style style:name="P27" style:family="paragraph" style:parent-style-name="Horizontal_20_Line">
      <style:paragraph-properties fo:margin-top="0in" fo:margin-bottom="0.0972in" style:contextual-spacing="false" fo:line-height="100%"/>
    </style:style>
    <style:style style:name="P28" style:family="paragraph" style:parent-style-name="Heading_20_2">
      <style:paragraph-properties fo:margin-top="0in" fo:margin-bottom="0.0972in" style:contextual-spacing="false" fo:line-height="100%"/>
    </style:style>
    <style:style style:name="P29" style:family="paragraph" style:parent-style-name="Text_20_body" style:list-style-name="L5">
      <style:paragraph-properties fo:line-height="100%"/>
    </style:style>
    <style:style style:name="P30" style:family="paragraph" style:parent-style-name="Text_20_body" style:list-style-name="L6">
      <style:paragraph-properties fo:line-height="100%"/>
    </style:style>
    <style:style style:name="P31" style:family="paragraph" style:parent-style-name="Heading_20_2">
      <style:paragraph-properties fo:line-height="100%"/>
      <style:text-properties officeooo:paragraph-rsid="0026ebf1"/>
    </style:style>
    <style:style style:name="P32" style:family="paragraph" style:parent-style-name="Text_20_body">
      <style:paragraph-properties fo:line-height="100%"/>
      <style:text-properties officeooo:paragraph-rsid="0026ebf1"/>
    </style:style>
    <style:style style:name="P33" style:family="paragraph" style:parent-style-name="Horizontal_20_Line">
      <style:paragraph-properties fo:margin-top="0in" fo:margin-bottom="0.0972in" style:contextual-spacing="false" fo:line-height="100%"/>
      <style:text-properties officeooo:paragraph-rsid="0026ebf1"/>
    </style:style>
    <style:style style:name="P34" style:family="paragraph" style:parent-style-name="Heading_20_3">
      <style:paragraph-properties fo:margin-top="0in" fo:margin-bottom="0.0972in" style:contextual-spacing="false" fo:line-height="100%"/>
      <style:text-properties officeooo:paragraph-rsid="0026ebf1"/>
    </style:style>
    <style:style style:name="P35" style:family="paragraph" style:parent-style-name="Heading_20_3">
      <style:paragraph-properties fo:margin-top="0in" fo:margin-bottom="0.0972in" style:contextual-spacing="false" fo:line-height="100%"/>
    </style:style>
    <style:style style:name="P36" style:family="paragraph" style:parent-style-name="Text_20_body" style:list-style-name="L7">
      <style:paragraph-properties fo:line-height="100%"/>
    </style:style>
    <style:style style:name="P37" style:family="paragraph" style:parent-style-name="Text_20_body">
      <style:paragraph-properties fo:margin-top="0in" fo:margin-bottom="0.0972in" style:contextual-spacing="false" fo:line-height="100%"/>
    </style:style>
    <style:style style:name="P38" style:family="paragraph" style:parent-style-name="Text_20_body">
      <style:paragraph-properties fo:line-height="100%"/>
      <style:text-properties officeooo:paragraph-rsid="002affd9"/>
    </style:style>
    <style:style style:name="P39" style:family="paragraph" style:parent-style-name="Heading_20_2">
      <style:paragraph-properties fo:line-height="100%" fo:break-before="page"/>
    </style:style>
    <style:style style:name="P40" style:family="paragraph" style:parent-style-name="Heading_20_3">
      <style:paragraph-properties fo:margin-top="0in" fo:margin-bottom="0.0972in" style:contextual-spacing="false"/>
    </style:style>
    <style:style style:name="P41" style:family="paragraph" style:parent-style-name="Quotations">
      <style:paragraph-properties fo:margin-top="0in" fo:margin-bottom="0.0972in" style:contextual-spacing="false"/>
    </style:style>
    <style:style style:name="P42" style:family="paragraph" style:parent-style-name="Text_20_body">
      <style:paragraph-properties fo:line-height="100%"/>
      <style:text-properties officeooo:paragraph-rsid="003b7a3e"/>
    </style:style>
    <style:style style:name="P43" style:family="paragraph" style:parent-style-name="Text_20_body" style:list-style-name="L8">
      <style:paragraph-properties fo:line-height="100%"/>
    </style:style>
    <style:style style:name="P44" style:family="paragraph" style:parent-style-name="Horizontal_20_Line">
      <style:paragraph-properties fo:margin-top="0in" fo:margin-bottom="0.0972in" style:contextual-spacing="false"/>
    </style:style>
    <style:style style:name="P45" style:family="paragraph" style:parent-style-name="Text_20_body">
      <style:paragraph-properties fo:line-height="100%"/>
      <style:text-properties officeooo:paragraph-rsid="004084f8"/>
    </style:style>
    <style:style style:name="T1" style:family="text">
      <style:text-properties fo:font-size="16pt" style:font-size-asian="16pt" style:font-size-complex="16pt"/>
    </style:style>
    <style:style style:name="T2" style:family="text">
      <style:text-properties officeooo:rsid="00334c06"/>
    </style:style>
    <style:style style:name="T3" style:family="text">
      <style:text-properties officeooo:rsid="001707a3"/>
    </style:style>
    <style:style style:name="T4" style:family="text">
      <style:text-properties fo:font-size="18pt" style:font-size-asian="18pt" style:font-size-complex="18pt"/>
    </style:style>
    <style:style style:name="T5" style:family="text">
      <style:text-properties fo:font-size="16pt" style:text-underline-style="solid" style:text-underline-width="auto" style:text-underline-color="font-color" style:font-size-asian="16pt" style:font-size-complex="16pt"/>
    </style:style>
    <style:style style:name="T6" style:family="text">
      <style:text-properties officeooo:rsid="00159cbf"/>
    </style:style>
    <style:style style:name="T7" style:family="text">
      <style:text-properties officeooo:rsid="002affd9"/>
    </style:style>
    <style:style style:name="T8" style:family="text">
      <style:text-properties officeooo:rsid="00354cb9"/>
    </style:style>
    <style:style style:name="T9" style:family="text">
      <style:text-properties officeooo:rsid="0032c74f"/>
    </style:style>
    <style:style style:name="T10" style:family="text">
      <style:text-properties officeooo:rsid="004084f8"/>
    </style:style>
    <style:style style:name="T11" style:family="text">
      <style:text-properties officeooo:rsid="0041ba8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text:span text:style-name="T1">Prologue — Embers of the Fallen</text:span></text:span></text:h>
      <text:p text:style-name="P2">Yori grows up in a village that is neither wealthy nor poor—simply alive. The homes are humble, the fields generous, and the people content. As Vulpiri, foxlike humanoids whose spirits lean toward mischief and kindness, Yori’s people maintain close ties with a nearby mixed-race settlement. They trade, they feast, and once each year, they host a grand festival together.</text:p>
      <text:p text:style-name="P2">That festival is happening tonight.</text:p>
      <text:p text:style-name="P2">The air thrums with music, footsteps, and laughter as lanterns sway on strings stretched between houses. Kitsune visitors—elf-like fox-fey cousins to the Vulpiri—mingle gracefully among the crowd. Children dart between food stalls. A warm, timeless peace settles over everything.</text:p>
      <text:p text:style-name="P2">Then armored elves enter the celebration.</text:p>
      <text:p text:style-name="P2">They step into the firelight with blades drawn, scanning the festival grounds with grim intensity. Conversations die. The musicians falter. Yori watches from behind his father’s cloak as murmurs ripple through the crowd.</text:p>
      <text:p text:style-name="P2">Yori’s father—village leader, crafter, storyteller—steps forward with a calm nod.<text:line-break/>“Please, friends,” he says, voice steady, “your weapons unsettle our guests.”</text:p>
      <text:p text:style-name="P2">The elven leader hesitates, then lowers his sword. His companions follow. He apologizes.<text:line-break/>They claim to be hunting a Hobgoblin raiding party nearby. They have already slain several attackers, but the rest escaped into the forest.</text:p>
      <text:p text:style-name="P2">As a gesture of goodwill, Yori’s father offers them food and shelter. The elves accept wearily. The festival resumes—quieter, but unbroken.</text:p>
      <text:p text:style-name="P2">That night, extra guards take their posts.</text:p>
      <text:p text:style-name="P3">And the Hobgoblins strike.</text:p>
      <text:h text:style-name="P4" text:outline-level="2"><text:span text:style-name="Strong_20_Emphasis"><text:span text:style-name="T1">Blood in the Lanternlight</text:span></text:span></text:h>
      <text:p text:style-name="P2">The attack erupts with the sound of metal clashing stone. Yori wakes to shouting, his heart thundering. Outside, torches flare. Shadows move.</text:p>
      <text:p text:style-name="P2">His father bursts from their home, shifting fluidly into a larger, more primal Vulpiri war-form—muscle and fur, fangs gleaming. Other fighters do the same. They sprint toward the screams.</text:p>
      <text:p text:style-name="P2">Yori follows only far enough to see it happen: the elves have been ambushed. All but their leader lie dead or dying.</text:p>
      <text:p text:style-name="P2">The Hobgoblins are relentless, but the Vulpiri are faster. With fang and blade, they drive them off and drag the barely-breathing elf commander back to the village.</text:p>
      <text:p text:style-name="P2">For days, the Vulpiri tend his wounds. A bond forms—one of trust, respect, and shared bloodshed. Yori’s father eventually reveals his true war-form openly, a gesture reserved only for trusted allies.</text:p>
      <text:p text:style-name="P2">When the elf recovers, he leaves but later sends a gift:<text:line-break/>a dagger with a golden fox-pommel, forged with care and reverence.<text:line-break/>His letter explains that the dagger has a twin—his own—and that the pair is meant to be reunited only in death. A symbol of their bond.</text:p>
      <text:p text:style-name="P5">Yori never forgets the look in his father’s eyes when he held it.</text:p>
      <text:h text:style-name="P6" text:outline-level="2"><text:span text:style-name="Strong_20_Emphasis">The Second Attack</text:span></text:h>
      <text:p text:style-name="P2">Years later, on a quiet autumn evening, Yori and Nami walk home together carrying baskets of fresh blueberries. The air is crisp. Their laughter rolls across the path.</text:p>
      <text:p text:style-name="P2"><text:soft-page-break/>Then they hear the screams.</text:p>
      <text:p text:style-name="P2">They sprint toward Yori’s home, the baskets spilling behind them.</text:p>
      <text:p text:style-name="P2">The village is burning.</text:p>
      <text:p text:style-name="P2">Hobgoblins again—but these bear a new insignia:<text:line-break/><text:span text:style-name="Strong_20_Emphasis">a crimson raven painted across their armor.</text:span></text:p>
      <text:p text:style-name="P2">The moment the leader sees Yori’s father, he points and bellows an order. The swarm charges.</text:p>
      <text:p text:style-name="P2">Yori and Nami draw their daggers. They know the truth:<text:line-break/>an unarmed Vulpiri is a dead Vulpiri.</text:p>
      <text:p text:style-name="P2">They fight, but there are too many.</text:p>
      <text:p text:style-name="P2">Yori’s father wields the fox-pommel dagger and a short sword with ferocious skill, cutting down attacker after attacker. Yet even he begins to falter beneath the onslaught.</text:p>
      <text:p text:style-name="P2">A massive Hobgoblin captain steps forward and strikes him down.</text:p>
      <text:p text:style-name="P2">Everything inside Yori shatters.</text:p>
      <text:p text:style-name="P2">He roars and lunges, but a different brute seizes him, hurling him like a ragdoll into a tree. His arm breaks with a sickening crack. Nami is thrown beside him, dazed and gasping.</text:p>
      <text:p text:style-name="P2">The captain turns away, distracted by other defenders.</text:p>
      <text:p text:style-name="P2">“Yori… run…” Nami whispers, consciousness slipping. He refuses—until her body goes limp.</text:p>
      <text:p text:style-name="P2">With the village collapsing behind him, Yori lifts her and flees into the forest.</text:p>
      <text:p text:style-name="P2">He stops once on a hill, the flames painting the sky red. Everything he knows is gone. But Nami is alive in his arms. He keeps running.</text:p>
      <text:h text:style-name="P6" text:outline-level="2"><text:span text:style-name="Strong_20_Emphasis"/></text:h>
      <text:h text:style-name="P6" text:outline-level="2"><text:span text:style-name="Strong_20_Emphasis"/></text:h>
      <text:h text:style-name="P7" text:outline-level="2"><text:span text:style-name="Strong_20_Emphasis">The Sanctuary of the Moon</text:span></text:h>
      <text:p text:style-name="P2">At sunrise, exhausted and half-conscious, they stumble upon a riverside abbey. Their natural magic—already strained from fear and injury—flickers out, leaving them trapped in their Half-Elf glamour.</text:p>
      <text:p text:style-name="P2">They pound on the wooden doors.</text:p>
      <text:p text:style-name="P2">A half-elf druid-cleric named <text:span text:style-name="Strong_20_Emphasis">Livvi</text:span> opens them. Her eyes widen as she takes in the injuries. She pulls them inside without hesitation.</text:p>
      <text:p text:style-name="P2">Healing magic mends Yori’s arm just enough for the pain to fade, but he collapses before the <text:span text:style-name="T2">task</text:span> completes. He remembers only his own voice echoing through the dark:</text:p>
      <text:p text:style-name="P2">“Save her… please… save her…”</text:p>
      <text:h text:style-name="P8" text:outline-level="2"><text:span text:style-name="Strong_20_Emphasis">Recovery</text:span></text:h>
      <text:p text:style-name="P2">Days pass.</text:p>
      <text:p text:style-name="P2">When Yori wakes, Livvi is there, red-orange hair tied loosely over one shoulder. She checks his ribs, scolds him gently, and tells him he’s lucky to be alive.</text:p>
      <text:p text:style-name="P2">Then the door bursts open.</text:p>
      <text:p text:style-name="P2">Nami charges into the room carrying a tray of blueberries—nearly spilling all of them in her rush to tackle Yori in a hug.<text:line-break/>He wheezes in pain. She apologizes and hugs him again anyway.</text:p>
      <text:p text:style-name="P2">Livvi and <text:span text:style-name="Strong_20_Emphasis">Brunn</text:span>, a dwarf cleric built like a friendly anvil, observe them with curiosity. Brunn mutters, “Never seen Vulpiri up close. Majestic little chaos beasts, aren’t they?”</text:p>
      <text:p text:style-name="P2">Livvi elbows him.</text:p>
      <text:h text:style-name="P6" text:outline-level="2"><text:span text:style-name="Strong_20_Emphasis">Relics and Revelations</text:span></text:h>
      <text:p text:style-name="P2">Livvi shows Yori an ornate box sitting on the table.</text:p>
      <text:p text:style-name="P2">“This appeared outside the abbey,” she explains. “Every time we try to move it, it returns here. It wants to stay with you.”</text:p>
      <text:p text:style-name="P2">Inside lies the fox-pommel dagger.</text:p>
      <text:p text:style-name="P2">Yori’s breath catches.</text:p>
      <text:p text:style-name="P2">He asks about his father’s coin—an old token of home—and Nami flips it to him silently. She kept it safe. She always keeps things safe.</text:p>
      <text:p text:style-name="P2">Livvi senses the dagger’s power but not its purpose.<text:line-break/>Outside, the abbey whispers with rumors: <text:span text:style-name="Strong_20_Emphasis">Red Raven Hobgoblins are attacking villages across Valenya.</text:span> It seems Yori’s tragedy is not isolated.</text:p>
      <text:p text:style-name="P2">Seeing the burning storm in his eyes, Livvi takes him and Nami outside to clear their minds. When their paws touch the grass in their natural Vulpiri forms, their bodies respond—healing accelerating, breaths deepening.</text:p>
      <text:p text:style-name="P2">Livvi groans, turns to Brunn, and holds out her hand.</text:p>
      <text:p text:style-name="P2">“Pay up. I told you fresh earth would nearly fix them.”<text:line-break/>Brunn grumbles but hands over a gold piece.</text:p>
      <text:p text:style-name="P2">She gifts Yori a satchel and a few coins—“Vulpiri always need a stash”—and suggests he consider training at the abbey.</text:p>
      <text:p text:style-name="P2"><text:soft-page-break/>But before he can begin, Yori declares he must find the twin dagger—Arin’s dagger—now held in Arin’s Watch.</text:p>
      <text:p text:style-name="P2">Livvi doesn’t argue.<text:line-break/>She only calls for Brunn and two armored clerics.</text:p>
      <text:p text:style-name="P2">“We expected this,” she admits. “The dagger’s attunement woke the moment you touched it.”</text:p>
      <text:h text:style-name="P6" text:outline-level="2"><text:span text:style-name="Strong_20_Emphasis">Arin’s Watch</text:span></text:h>
      <text:p text:style-name="P2">The journey takes three days, filled with river valleys and quiet songs shared by firelight. Sometimes Yori laughs. Sometimes he falls silent mid-sentence. Nami stays close to him through both.</text:p>
      <text:p text:style-name="P2">When they reach the city, guards eye them warily until they see the dagger. Then everything changes. They bring the group directly to Arin’s home.</text:p>
      <text:p text:style-name="P2">Before anyone knocks, the door swings open.</text:p>
      <text:p text:style-name="P2"><text:span text:style-name="Strong_20_Emphasis">Arin</text:span>, the elf commander whose life Yori’s father once saved, stands there with sorrow written deeply into his face.</text:p>
      <text:p text:style-name="P2">He embraces Yori without hesitation.</text:p>
      <text:p text:style-name="P2">Inside, Yori sees the twin dagger resting on a stand.</text:p>
      <text:p text:style-name="P2">A fox darts across the floor—Arin’s companion.<text:line-break/>Nami squeals, drops her glamour, and chats excitedly in Vulpiri.<text:line-break/>The guards stare, bewildered. Arin waves them off.</text:p>
      <text:p text:style-name="P2">Around the table, Arin listens as Yori explains why he’s come.<text:line-break/>Yori sets his father’s dagger into the box beside its twin.</text:p>
      <text:p text:style-name="P2">Arin closes the lid.</text:p>
      <text:p text:style-name="P2">When he opens it again, Yori’s dagger is simply… gone.</text:p>
      <text:p text:style-name="P2">Then it reappears in front of him.</text:p>
      <text:p text:style-name="P2">Arin chuckles softly.<text:line-break/>“They’re attuned. They return to their rightful bearer. Your father must have known you’d need it.”</text:p>
      <text:p text:style-name="P2">That night, the truth settles heavy on Yori:<text:line-break/>his father intended him to inherit a legacy he never understood.</text:p>
      <text:h text:style-name="P6" text:outline-level="2"><text:span text:style-name="Strong_20_Emphasis">Return to Ashes</text:span></text:h>
      <text:p text:style-name="P2">After several days with Arin, Yori and Nami finally return to their ruined village.</text:p>
      <text:p text:style-name="P2">Nothing remains but charred beams and silent stones.</text:p>
      <text:p text:style-name="P2">No bodies.<text:line-break/>No survivors.<text:line-break/>Only absence.</text:p>
      <text:p text:style-name="P2">At Nami’s home, she finds her mother’s amethyst necklace lying in the ash. She drops to her knees and sobs. Yori kneels beside her, pulling her close.</text:p>
      <text:p text:style-name="P2">Brunn keeps watch, his expression carved in grief of his own.</text:p>
      <text:p text:style-name="P2">When Yori and Nami rise at last, something changes.</text:p>
      <text:p text:style-name="P2">Their eyes glow.</text:p>
      <text:p text:style-name="P2"><text:soft-page-break/>Blue for Yori.<text:line-break/>Violet for Nami.</text:p>
      <text:p text:style-name="P2">Behind them, faint spectral shapes—ghostly outlines of future tails—flicker into view. Their natural Vulpiri forms swell with raw ancestral magic.</text:p>
      <text:p text:style-name="P2">Even Brunn staggers under the pressure of their aura.</text:p>
      <text:p text:style-name="P2">He laughs through the strain.<text:line-break/>“By the stones… you two will surpass us all one day.”</text:p>
      <text:p text:style-name="P2">Only Brunn and Livvi have ever seen their true forms.</text:p>
      <text:p text:style-name="P2">Never like this.</text:p>
      <text:p text:style-name="P9">✨CHAPTER ONE — Sanctuary Sparks </text:p>
      <text:p text:style-name="P10"/>
      <text:h text:style-name="P11" text:outline-level="2"><text:span text:style-name="Strong_20_Emphasis">Dawn in the Sanctuary Kitchens</text:span></text:h>
      <text:p text:style-name="P2">The Sanctuary wakes slowly.</text:p>
      <text:p text:style-name="P2">Morning steam curls through the kitchens as Nami stirs vegetables in an iron pan, humming a lullaby from her childhood. The pan hisses in rhythm, as though keeping tempo. A sprig of basil shifts irritably on the counter.</text:p>
      <text:p text:style-name="P2">“I’m using the good oil today,” she whispers to it.</text:p>
      <text:p text:style-name="P2">The basil sighs dramatically.<text:line-break/>“You <text:span text:style-name="Emphasis">say</text:span> that,” it rustles back, “but do you mean it?”</text:p>
      <text:p text:style-name="P2">Nami flicks it into the pan. “You’ll live.”</text:p>
      <text:p text:style-name="P2">A young novice stumbles over a sack of grain, spilling half across the floor. He freezes in panic.</text:p>
      <text:p text:style-name="P2">“It’s fine,” Nami says, scooping grain with her tail. “Breakfast tastes better when the kitchen helps.”</text:p>
      <text:p text:style-name="P2">The boy blinks. “…The floor?”</text:p>
      <text:p text:style-name="P2">“The floor is part of the team,” she says solemnly.</text:p>
      <text:p text:style-name="P2">Before he can reply, a blur drops from a ceiling beam—<text:line-break/><text:span text:style-name="Strong_20_Emphasis">Mr. Pickles</text:span>, the Elite Ninja Squirrel Commander of absolutely nothing official but everything chaotic, lands in a perfect silent crouch.</text:p>
      <text:p text:style-name="P2">He taps the counter twice: his breakfast toll.</text:p>
      <text:p text:style-name="P2">Nami flicks him a walnut.<text:line-break/>Mr. Pickles salutes with two tiny paws, vanishes in a puff of flour, and reappears atop a hanging ladle, supervising her work like a furry overseer.</text:p>
      <text:p text:style-name="P2">The novice whispers, “Is he… trained?”</text:p>
      <text:p text:style-name="P2">“No,” Nami says. “He’s worse.”</text:p>
      <text:h text:style-name="P11" text:outline-level="2"><text:span text:style-name="Strong_20_Emphasis">Foxplay and Focus</text:span></text:h>
      <text:p text:style-name="P2">The training yard glitters with melting frost. Yori faces Brunn, shifting lightly from foot to foot. He looks focused—mostly. His ears twitch with mischief.</text:p>
      <text:p text:style-name="P2">Brunn turns away for one second.</text:p>
      <text:p text:style-name="P2">The training dummy bows deeply behind him.</text:p>
      <text:p text:style-name="P2">Brunn startles. “Is… is it alive?”</text:p>
      <text:p text:style-name="P2">The dummy winks.</text:p>
      <text:p text:style-name="P2">Yori shrugs. “He respects authority.”</text:p>
      <text:p text:style-name="P2">Brunn grunts. “You’re either a coward or a genius. Pick one by lunchtime.”</text:p>
      <text:p text:style-name="P2">Then he lunges.<text:line-break/>Yori dodges by instinct, landing a decent counter.<text:line-break/>Somewhere high above, Mr. Pickles clings to the rafters, chittering approval. Ninja squirrels admire good form.</text:p>
      <text:p text:style-name="P2"><text:soft-page-break/>Yori steadies his breath. Humor helps him survive pain, but not forever. Brunn’s training isn’t just physical—it’s tearing down the walls Yori builds around himself.</text:p>
      <text:p text:style-name="P2">“You’re improving,” Brunn says finally. “Now stop thinking you’re not allowed to.”</text:p>
      <text:h text:style-name="P11" text:outline-level="2"><text:span text:style-name="Strong_20_Emphasis">The Veil-Trials Begin</text:span></text:h>
      <text:p text:style-name="P2">Livvi leads them to a grove hidden behind the abbey, where ancient standing stones form a circle. Moon-carved runes glow faintly—responding to Yori and Nami before they even step inside.</text:p>
      <text:p text:style-name="P2">“This place sees the truth beneath your fur and glamour,” Livvi says. “It remembers what mortals forget.”</text:p>
      <text:p text:style-name="P2">Spectral flickers appear behind the Vulpiri: the faint shapes of fox tails, not yet grown but undeniably there.</text:p>
      <text:p text:style-name="P2">The air hums… The ground vibrates. The world bends—and the trials begin.</text:p>
      <text:h text:style-name="P12" text:outline-level="1"><text:span text:style-name="Strong_20_Emphasis">Yori’s Trial — The Weight of Memory</text:span></text:h>
      <text:p text:style-name="P2">Yori stands in the heart of his childhood village.</text:p>
      <text:p text:style-name="P2">Festival lanterns sway overhead. Delicious smells drift across the square. Children laugh. Kitsune merchants chat amicably with Vulpiri elders. It is perfect—too perfect.</text:p>
      <text:p text:style-name="P2">A familiar voice calls his name.</text:p>
      <text:p text:style-name="P2">His father stands at the marketplace edge, not a scar on him. He smiles warmly, holding out the fox-pommel dagger.</text:p>
      <text:p text:style-name="P2">“Come home,” he says. “Stay where you were loved.”</text:p>
      <text:p text:style-name="P2">Yori steps forward—<text:line-break/>and the lantern beside him pulses with blue light.</text:p>
      <text:p text:style-name="P2">The air shimmers. Something about this place is <text:span text:style-name="Emphasis">too still</text:span>. Faces repeat the same expressions. Music loops subtly. A Kitsune trader freezes mid-blink.</text:p>
      <text:p text:style-name="P2"/>
      <text:p text:style-name="P2"/>
      <text:p text:style-name="P2"><text:span text:style-name="T3">**</text:span>Insight Check Hook <text:span text:style-name="T3">Game**</text:span></text:p>
      <text:list text:style-name="L1">
        <text:list-item>
          <text:p text:style-name="P13"><text:span text:style-name="Strong_20_Emphasis">Success:</text:span> Yori sees faint cracks in the illusion.</text:p>
        </text:list-item>
        <text:list-item>
          <text:p text:style-name="P13"><text:span text:style-name="Strong_20_Emphasis">Failure:</text:span> The world grows more comforting, more seductive.</text:p>
        </text:list-item>
      </text:list>
      <text:p text:style-name="P2">His father continues, voice soft as the old lullabies.<text:line-break/>“You weren’t strong enough to save us. But here… here nothing can be lost.”</text:p>
      <text:p text:style-name="P2">The festival lights dim. Shadows lengthen unnaturally.</text:p>
      <text:p text:style-name="P2">Yori grips the offered dagger—it feels cold, heavier than memory should.</text:p>
      <text:p text:style-name="P2">Then—</text:p>
      <text:p text:style-name="P2">Nami’s voice echoes distantly through the illusion.<text:line-break/>Soft. Real. Grieving.<text:line-break/>“Yori… don’t get stuck.”</text:p>
      <text:p text:style-name="P2">His father’s figure flickers—then wavers.<text:line-break/>The dagger melts into black, oily smoke.</text:p>
      <text:p text:style-name="P2"><text:soft-page-break/>The illusion tries to swallow him whole.</text:p>
      <text:p text:style-name="P2">Yori steps forward—not toward memory, but away from it.</text:p>
      <text:p text:style-name="P2">The world fractures into silver starlight.</text:p>
      <text:p text:style-name="P2">A whisper follows him out:<text:line-break/><text:span text:style-name="Strong_20_Emphasis">“When the twin gleams meet again, the veil will thin…”</text:span></text:p>
      <text:p text:style-name="P2">He spins back, but the illusion is already gone.</text:p>
      <text:h text:style-name="P12" text:outline-level="1"><text:span text:style-name="Strong_20_Emphasis"><text:span text:style-name="T4">Nami’s Trial — The Fear of Emptiness</text:span></text:span></text:h>
      <text:p text:style-name="P2">Nami stands in her childhood home.</text:p>
      <text:p text:style-name="P2">Warm soup steams on the table. Two bowls. Her mother's humming from the next room. The scent of herbs and love fills the air.</text:p>
      <text:p text:style-name="P2">Nami’s chest tightens.</text:p>
      <text:p text:style-name="P2">“Mom?” she calls.</text:p>
      <text:p text:style-name="P2">The humming stops.</text:p>
      <text:p text:style-name="P2">Silence falls like snow.</text:p>
      <text:p text:style-name="P2">The table flickers—<text:line-break/>one bowl blurs into nothing<text:line-break/>then the other<text:line-break/>then the steam disappears.</text:p>
      <text:p text:style-name="P2">The house begins to dim, as if grief itself swallows the walls.</text:p>
      <text:p text:style-name="P2">A whisper curls through the illusion:</text:p>
      <text:p text:style-name="P2">“Hospitality feeds others.<text:line-break/>But who feeds <text:span text:style-name="Emphasis">you</text:span>, Nami?”</text:p>
      <text:p text:style-name="P2">She clenches her jaw. Her fear presses in—fear of giving until she has nothing left. Fear of standing before empty tables forever.</text:p>
      <text:p text:style-name="P2">Insight or Resolve Check</text:p>
      <text:list text:style-name="L2">
        <text:list-item>
          <text:p text:style-name="P14"><text:span text:style-name="Strong_20_Emphasis">Success:</text:span> She sees the illusion’s cracks—her real memories peeking through.</text:p>
        </text:list-item>
        <text:list-item>
          <text:p text:style-name="P14"><text:span text:style-name="Strong_20_Emphasis">Failure:</text:span> The silence grows, suffocating.</text:p>
        </text:list-item>
      </text:list>
      <text:p text:style-name="P2">Nami steps to the table, places down a bowl that wasn’t there before, then lights a lantern.</text:p>
      <text:p text:style-name="P2">The flame bursts into brilliant violet—her color.</text:p>
      <text:p text:style-name="P2">She says quietly, “This home isn’t empty. Not anymore.”</text:p>
      <text:p text:style-name="P2">Memories swirl:<text:line-break/>Her mother cooking.<text:line-break/>Yori sharing stolen berries.<text:line-break/>Brunn complimenting her food.<text:line-break/>Livvi thanking her for helping a novice.<text:line-break/>Warmth building a new family.</text:p>
      <text:p text:style-name="P2">The illusion recoils.</text:p>
      <text:p text:style-name="P2">The house dissolves into shimmering dawnlight.</text:p>
      <text:p text:style-name="P2"><text:soft-page-break/>A faint voice lingers in the fading air:<text:line-break/><text:span text:style-name="Strong_20_Emphasis">“In the dreampaths, hearts like yours become lanterns.”</text:span></text:p>
      <text:p text:style-name="P2">Nami shivers—not in fear, but recognition.</text:p>
      <text:p text:style-name="P2">Some part of her heritage is waking.</text:p>
      <text:h text:style-name="P11" text:outline-level="2"><text:span text:style-name="Strong_20_Emphasis">The Trials End</text:span></text:h>
      <text:p text:style-name="P2">Yori and Nami appear back in the grove, breath shaking. Their spectral tails flare bright blue and violet. The runes pulse in response—alive, awakened, aware.</text:p>
      <text:p text:style-name="P2">Livvi gasps softly.<text:line-break/>Brunn mutters a dwarven prayer he hasn’t spoken in decades.</text:p>
      <text:p text:style-name="P2">From behind a stone, Mr. Pickles peeks out, eyes wide. He nods solemnly—approval of their spiritual ninja prowess—then scurries away before they can thank him.</text:p>
      <text:p text:style-name="P2">The ancient circle hums, and a final whisper brushes the air:</text:p>
      <text:p text:style-name="P2"><text:span text:style-name="Strong_20_Emphasis">“Two foxfires flare… the first signs of the returning veilwalkers…”</text:span></text:p>
      <text:p text:style-name="P2">Livvi hears nothing.<text:line-break/>Brunn hears only a cold wind.</text:p>
      <text:p text:style-name="P2">But Yori and Nami hear the echo.</text:p>
      <text:p text:style-name="P2">Something in Valenya has noticed them.</text:p>
      <text:p text:style-name="P2">And it is waking.</text:p>
      <text:p text:style-name="P10"/>
      <text:p text:style-name="P15">The Raven Courier </text:p>
      <text:p text:style-name="P16"/>
      <text:h text:style-name="P17" text:outline-level="2"><text:span text:style-name="Strong_20_Emphasis"><text:span text:style-name="T1">Discovery on the Abbey Path</text:span></text:span></text:h>
      <text:p text:style-name="P2">Yori and Nami’s walk around the abbey walls ends abruptly when a young courier—no older than sixteen—collapses onto the path. Their Red Raven insignia is cracked, weathered, and splattered with dried mud.</text:p>
      <text:p text:style-name="P2">Nami kneels instantly.<text:line-break/>Yori scans the treeline for threats.</text:p>
      <text:p text:style-name="P2">“Don’t… hurt me…” the courier gasps.</text:p>
      <text:p text:style-name="P2">“We won’t,” Nami says, offering water.</text:p>
      <text:p text:style-name="P2">The courier drinks shakily, eyes darting between them as if expecting claws or fangs—none visible in Half-Elf glamour.</text:p>
      <text:p text:style-name="P2">“What happened?” Yori asks.</text:p>
      <text:p text:style-name="P2">“Orders,” the courier whispers. “I have orders for any settlement bearing a Moon sigil.”</text:p>
      <text:p text:style-name="P2">The Sanctuary of the Moon fits that perfectly.</text:p>
      <text:h text:style-name="P11" text:outline-level="2"><text:span text:style-name="Strong_20_Emphasis">Inside the Satchel — Red Raven Orders</text:span></text:h>
      <text:p text:style-name="P2">Nami opens the courier’s satchel. Several sealed scrolls tumble out — stamped with the crimson raven.</text:p>
      <text:p text:style-name="P2">Yori unrolls the top message.</text:p>
      <text:h text:style-name="P11" text:outline-level="2"><text:soft-page-break/><text:span text:style-name="Strong_20_Emphasis">Red Raven Military Dispatch — Partial Transcript</text:span></text:h>
      <text:p text:style-name="P2"><text:span text:style-name="Emphasis">High Priority Directive</text:span><text:line-break/><text:span text:style-name="Strong_20_Emphasis">Subject:</text:span> Vulpiri Sightings (classified as fox-spirits)<text:line-break/><text:span text:style-name="Strong_20_Emphasis">Action:</text:span> Locate. Capture. Do <text:span text:style-name="Emphasis">not</text:span> kill unless explicitly commanded.<text:line-break/><text:span text:style-name="Strong_20_Emphasis">Reason:</text:span> “Reports of uncontrolled dreamfire manifestations.”<text:line-break/><text:span text:style-name="Strong_20_Emphasis">Hunt Zone:</text:span> Frostholm Corridor → Northern Hills → Old Shrine routes<text:line-break/><text:span text:style-name="Strong_20_Emphasis">Notes:</text:span></text:p>
      <text:list text:style-name="L3">
        <text:list-item>
          <text:p text:style-name="P18">“Two unregistered Vulpiri escaped village purge.”</text:p>
        </text:list-item>
        <text:list-item>
          <text:p text:style-name="P18">“Fur coloration atypical. Possibly hybrid lineage.”</text:p>
        </text:list-item>
        <text:list-item>
          <text:p text:style-name="P18">“Expect illusions, speed, instinct magic.”</text:p>
        </text:list-item>
        <text:list-item>
          <text:p text:style-name="P18">“All orders originate above High General Ravik.”</text:p>
        </text:list-item>
        <text:list-item>
          <text:p text:style-name="P18">“Deliver specimens to Black Hollow Keep.”</text:p>
        </text:list-item>
      </text:list>
      <text:p text:style-name="P2">Nami feels her heartbeat stutter.</text:p>
      <text:p text:style-name="P2">“‘Dreamfire’?” she whispers.</text:p>
      <text:p text:style-name="P2">Yori shakes his head. “Not a word I know.”</text:p>
      <text:p text:style-name="P2">The courier watches them closely, as if fitting pieces together.</text:p>
      <text:h text:style-name="P11" text:outline-level="2"><text:span text:style-name="Strong_20_Emphasis">The Courier’s Truth</text:span></text:h>
      <text:p text:style-name="P2">“I didn’t want to join them,” the youth mutters.<text:line-break/>“They forced every teen in my village to serve. Said the Red Ravens needed more bodies than farmers.”</text:p>
      <text:p text:style-name="P2">Their hand tightens around a small locket.</text:p>
      <text:p text:style-name="P2">Yori softens slightly.<text:line-break/>“What about your family?”</text:p>
      <text:p text:style-name="P2">“My mother tried to protect me. They put her in the cages. Said she had… fox-like ancestry.”</text:p>
      <text:p text:style-name="P2">Nami’s breath catches.<text:line-break/>“Vulpiri?”</text:p>
      <text:p text:style-name="P2">“I don’t know what that means.”<text:line-break/>The courier's voice cracks.<text:line-break/>“But they said she had the spark. Said she might awaken.”</text:p>
      <text:p text:style-name="P2">Yori and Nami share a sharp, fearful look.</text:p>
      <text:p text:style-name="P2"><text:span text:style-name="Strong_20_Emphasis">Awaken?</text:span><text:line-break/>That word tastes too close to what they felt in the Stone Circle.</text:p>
      <text:p text:style-name="P2">Gameplay Hook:</text:p>
      <text:list text:style-name="L4">
        <text:list-item>
          <text:p text:style-name="P19"><text:span text:style-name="Strong_20_Emphasis">Insight check</text:span> lets players pick up the courier’s guilt and desperation</text:p>
        </text:list-item>
        <text:list-item>
          <text:p text:style-name="P20"><text:span text:style-name="Strong_20_Emphasis">Persuasion check</text:span> calms them further</text:p>
        </text:list-item>
      </text:list>
      <text:h text:style-name="P21" text:outline-level="2"><text:span text:style-name="Strong_20_Emphasis"><text:span text:style-name="T1">The Hidden Note</text:span></text:span></text:h>
      <text:p text:style-name="P2">A folded scrap of parchment slips from the satchel.</text:p>
      <text:p text:style-name="P2"><text:soft-page-break/>Yori opens it.</text:p>
      <text:p text:style-name="P2"><text:span text:style-name="Emphasis">If you find my mother in the cages,<text:line-break/>tell her I ran north instead of becoming what they wanted.</text:span></text:p>
      <text:p text:style-name="P2"><text:span text:style-name="Emphasis">— K.</text:span></text:p>
      <text:p text:style-name="P2">Nami’s eyes sting.<text:line-break/>Yori looks away toward the woods, jaw tightening.</text:p>
      <text:p text:style-name="P2">The courier whispers, voice thin and shaking:</text:p>
      <text:p text:style-name="P2">“Do Vulpiri hurt people? The commanders say you do.”</text:p>
      <text:p text:style-name="P2">Nami touches their cheek gently.</text:p>
      <text:p text:style-name="P2">“Only when cornered.”</text:p>
      <text:p text:style-name="P2">Mr. Pickles emerges from Nami’s hood, taps the courier’s knee, inspects the locket, and nods solemnly — the official Ninja Squirrel Seal of Approval.</text:p>
      <text:p text:style-name="P2">The courier lets out a broken laugh.<text:line-break/>“You even have… a squirrel?”</text:p>
      <text:p text:style-name="P2">“He has us,” Yori mutters.</text:p>
      <text:p text:style-name="P2"/>
      <text:p text:style-name="P22">SUPPER AND SPARKS </text:p>
      <text:p text:style-name="P23">Evening softens the Sanctuary of the Moon, turning stone walls golden and filling the air with the warm scent of broth and baking bread. Lanterns flicker awake one by one, swaying gently as if stirred by unseen hands — or perhaps by the veil that still trembles from Yori and Nami’s awakening.</text:p>
      <text:p text:style-name="P2">Inside the refectory hall, long tables fill with novices, travelers, clerics, and wandering pilgrims. The Sanctuary is a place of healing and learning, and tonight it feels fuller than usual, almost expectant.</text:p>
      <text:p text:style-name="P2">Nami moves within this space like she’s always belonged here. She serves extra portions to nervous novices, whispers encouragement, gently fixes a tilted bowl, adjusts a tea cup, and somehow makes forty strangers feel less alone.</text:p>
      <text:p text:style-name="P2">Yori watches the room with foxlike awareness.<text:line-break/>He sees who laughs.<text:line-break/>Who avoids eye contact.<text:line-break/>Who keeps glancing at the door, afraid of news from the outside world.</text:p>
      <text:p text:style-name="P2">Brunn slams a mug down next to him, breaking the tension.<text:line-break/>“Eat,” the dwarf says. “Before your thoughts bite you.”</text:p>
      <text:p text:style-name="P2">Yori huffs a quiet laugh and obeys.</text:p>
      <text:p text:style-name="P2">Livvi sits across from them, weary but glowing with pride. “Your trial resonated through the grove. Even the stones noticed.”</text:p>
      <text:p text:style-name="P2">“They weren’t subtle,” Yori mutters.</text:p>
      <text:p text:style-name="P2">“They never are,” Livvi replies. “Stones have opinions.”</text:p>
      <text:p text:style-name="P2">A few novices overhear and inch closer, curious.</text:p>
      <text:h text:style-name="P11" text:outline-level="2"><text:soft-page-break/><text:span text:style-name="Strong_20_Emphasis">Mr. Pickles’ Dinner Mission</text:span></text:h>
      <text:p text:style-name="P2">A sudden <text:span text:style-name="Emphasis">fwip</text:span> of movement skitters along the rafters.</text:p>
      <text:p text:style-name="P2">Mr. Pickles drops from above, performing a flawless ninja roll onto the table. He inspects the bread basket with exaggerated scrutiny, tail flicking like a metronome of judgment.</text:p>
      <text:p text:style-name="P2">He taste-tests a crumb.<text:line-break/>Pauses.<text:line-break/>Nods once with deep authority.</text:p>
      <text:p text:style-name="P2">Approval.</text:p>
      <text:p text:style-name="P2">A cheer rises from two nearby novices — apparently this is a rare honor.</text:p>
      <text:p text:style-name="P2">Livvi pinches her temple. “Why is a squirrel grading my kitchen?”</text:p>
      <text:p text:style-name="P2">“He’s elite,” Nami says.<text:line-break/>Yori adds, “Commanding officer.”<text:line-break/>Brunn: “Of what army?”<text:line-break/>Both Vulpiri: “Yes.”</text:p>
      <text:p text:style-name="P24">Mr. Pickles salutes with a walnut and disappears into someone’s hood.</text:p>
      <text:h text:style-name="P25" text:outline-level="2"><text:span text:style-name="Strong_20_Emphasis">Atmospheric Magic — The Lantern Moment</text:span></text:h>
      <text:p text:style-name="P2">As the meal continues, lanterns above them flicker.</text:p>
      <text:p text:style-name="P2">Not random.</text:p>
      <text:p text:style-name="P2">Not wind.</text:p>
      <text:p text:style-name="P2">They pulse — blue, then violet — matching the aura colors that had flared around Yori and Nami in the trial.</text:p>
      <text:p text:style-name="P2">The entire hall goes silent.</text:p>
      <text:p text:style-name="P2">A young novice whispers, “Is… is that normal?”</text:p>
      <text:p text:style-name="P2">Livvi slowly shakes her head.<text:line-break/>“No. That’s not the lanterns. That’s <text:span text:style-name="Emphasis">them</text:span>.”</text:p>
      <text:p text:style-name="P2">Yori tries not to look embarrassed.<text:line-break/>Nami tries not to glow.<text:line-break/>Mr. Pickles is absolutely glowing in solidarity.</text:p>
      <text:p text:style-name="P2">Brunn raises a mug.</text:p>
      <text:p text:style-name="P2">“To the foxlings who made the lanterns dance!”</text:p>
      <text:p text:style-name="P2">The hall erupts in warm laughter.</text:p>
      <text:p text:style-name="P2">But beneath that laughter, a tremor of something ancient lingers. The Sanctuary itself seems to be watching Yori and Nami carefully now — not with fear, but with recognition.</text:p>
      <text:p text:style-name="P16"><text:line-break/><text:span text:style-name="Strong_20_Emphasis"><text:span text:style-name="T5">The Emotional Spark</text:span></text:span><text:span text:style-name="Strong_20_Emphasis"> </text:span></text:p>
      <text:p text:style-name="P2">Back in the refectory, only a few lanterns remain lit. Yori and Nami sit together at a long wooden table, finishing their tea.</text:p>
      <text:p text:style-name="P2">For the first time since their village burned, there is a moment of peace.<text:line-break/>Not safety — but peace.</text:p>
      <text:p text:style-name="P2"><text:soft-page-break/>Nami breaks the silence.<text:line-break/>“What if the world doesn’t want us?”</text:p>
      <text:p text:style-name="P2">Yori looks at the glowing lanterns overhead, the ones that followed their heartbeat.<text:line-break/>“We’ll find the places that do.”</text:p>
      <text:p text:style-name="P2">Mr. Pickles curls up between them, tail over his eyes.</text:p>
      <text:p text:style-name="P2">The Sanctuary seems to exhale—<text:line-break/>stones settling, magic whispering.</text:p>
      <text:p text:style-name="P2"><text:span text:style-name="T6">L</text:span>aughter fading in the halls, and the sense that the Sanctuary of the Moon is preparing Yori and Nami for a future that even the abbey cannot fully see. But you can feel it. A storm is coming. And the foxfire is waking.</text:p>
      <text:p text:style-name="P2"/>
      <text:h text:style-name="P26" text:outline-level="1"><text:span text:style-name="Strong_20_Emphasis">✨CHAPTER TWO — Secrets Beneath the Sanctuary</text:span></text:h>
      <text:p text:style-name="P2"><text:span text:style-name="Emphasis">Present tense · Cinematic · Lore-rich · Bonds deepening</text:span></text:p>
      <text:p text:style-name="P27"/>
      <text:h text:style-name="P28" text:outline-level="2"><text:span text:style-name="Strong_20_Emphasis">The Room They Don’t Sleep Apart In</text:span></text:h>
      <text:p text:style-name="P2">Night folds over the Sanctuary of the Moon in soft silver.<text:line-break/>Yori and Nami settle into their shared guest chamber—a quiet space with two bedrolls pushed close, a small table, and a window overlooking the courtyard gardens.</text:p>
      <text:p text:style-name="P2">They’ve been offered separate rooms twice.<text:line-break/>They refuse every time.</text:p>
      <text:p text:style-name="P2">After the fire.<text:line-break/>After the screams.<text:line-break/>After running for their lives.</text:p>
      <text:p text:style-name="P2">Being apart feels wrong. Unsafe. Like daring the world to take something else.</text:p>
      <text:p text:style-name="P2">Nami lies awake, listening to Yori’s breathing.<text:line-break/>Yori lies awake, listening to hers.</text:p>
      <text:p text:style-name="P2">Neither says a word until he finally murmurs—</text:p>
      <text:p text:style-name="P2">“You okay?”</text:p>
      <text:p text:style-name="P2">Nami answers softly, “Not yet. But closer than before.”</text:p>
      <text:p text:style-name="P2">Mr. Pickles, curled on the windowsill like a furry guardian spirit, snores with the earnest confidence of a creature who believes he is perfectly hidden.</text:p>
      <text:p text:style-name="P2">Slowly, sleep takes them.</text:p>
      <text:p text:style-name="P2">Together.</text:p>
      <text:p text:style-name="P27"/>
      <text:h text:style-name="P28" text:outline-level="2"><text:span text:style-name="Strong_20_Emphasis">Dreamfire</text:span></text:h>
      <text:p text:style-name="P2">Yori stands in his village again—ruined, but quiet.<text:line-break/>Ash falls like snow.<text:line-break/>Broken beams glow with pale blue and violet fire, colors too familiar to be coincidence.</text:p>
      <text:p text:style-name="P2"><text:soft-page-break/>Then he sees him.</text:p>
      <text:p text:style-name="P2">His father.</text:p>
      <text:p text:style-name="P2">Not entirely solid. Not entirely gone. A memory made of smoke and moonlight.</text:p>
      <text:p text:style-name="P2">“Yori,” his father says, “you’re walking the path faster than I ever did.”</text:p>
      <text:p text:style-name="P2">Yori’s voice breaks. “I wasn’t fast enough to save you.”</text:p>
      <text:p text:style-name="P2">“You weren’t meant to save us,” his father answers gently.<text:line-break/>“You were meant to survive. To see what’s coming.”</text:p>
      <text:p text:style-name="P2">The sky ripples.<text:line-break/>Something heavy pushes against a veil of shadow and starlight stretching across the heavens. Cracks of pale light spider through it.</text:p>
      <text:p text:style-name="P2">“Do you see it?” his father asks.</text:p>
      <text:p text:style-name="P2">“Yes,” Yori whispers. “What is it?”</text:p>
      <text:p text:style-name="P2">“A door that should never open.”<text:line-break/>A pause.<text:line-break/>“And those who want it broken.”</text:p>
      <text:p text:style-name="P2">Wind kicks up ash, swirling warm around Yori’s legs.</text:p>
      <text:p text:style-name="P2">“Our people once stood at such doors,” his father continues. “Vulpiri. Kitsune. Fox-blooded kin. Guardians of places where the world thins.”</text:p>
      <text:p text:style-name="P2">Yori struggles to breathe.<text:line-break/>“How do I find them?”</text:p>
      <text:p text:style-name="P2">“Start where the foxes watched the Veils. Sanctuaries. Old circles. Forgotten shrines.”<text:line-break/>His father’s form begins to unravel.<text:line-break/>“And when you see the twin gleams together… follow the red thread…”</text:p>
      <text:p text:style-name="P2">A streak of crimson snaps across Yori’s vision.</text:p>
      <text:p text:style-name="P2">He gasps awake.</text:p>
      <text:p text:style-name="P27"/>
      <text:h text:style-name="P28" text:outline-level="2"><text:span text:style-name="Strong_20_Emphasis">The Scarf</text:span></text:h>
      <text:p text:style-name="P2">Nami is already half upright beside him, hand gripping his arm.<text:line-break/>“You had another dream,” she says quietly.</text:p>
      <text:p text:style-name="P2">Yori exhales.<text:line-break/>“Nami… look.”</text:p>
      <text:p text:style-name="P2">Across his lap lies a folded red scarf—his mother’s.<text:line-break/>Real.<text:line-break/>Warm.<text:line-break/>Carrying the faint scent of wildflowers and smoke.</text:p>
      <text:p text:style-name="P2">“It wasn’t here when we fell asleep,” Nami whispers.</text:p>
      <text:p text:style-name="P2">“No,” Yori agrees. “It wasn’t.”</text:p>
      <text:p text:style-name="P2">Mr. Pickles springs awake, assumes a combat stance, and narrows his eyes at the scarf. He does not know what it is, but he will fight it if necessary.</text:p>
      <text:p text:style-name="P2"><text:soft-page-break/>The door creaks open.</text:p>
      <text:p text:style-name="P2">Livvi steps inside, hair tousled, face alert.<text:line-break/>“Something flared,” she says. “It pulled me from sleep. The Sanctuary felt it too.”</text:p>
      <text:p text:style-name="P2">Yori lifts the scarf.</text:p>
      <text:p text:style-name="P2">Livvi’s breath catches.<text:line-break/>“That… was not in this room before.”</text:p>
      <text:p text:style-name="P2">He explains the dream in pieces.<text:line-break/>Livvi listens closely, eyes narrowing with concern—not at him, but at the implications.</text:p>
      <text:p text:style-name="P2">“The Sanctuary remembers things,” she murmurs.<text:line-break/>“But this? A physical object crossing through dreamfire?”<text:line-break/>She shakes her head.<text:line-break/>“You need to see what’s beneath this place. Both of you.”</text:p>
      <text:p text:style-name="P2">Nami grabs her cloak.<text:line-break/>Yori grabs the scarf.<text:line-break/>Mr. Pickles climbs onto his shoulder like a tiny, determined commander.</text:p>
      <text:p text:style-name="P2">They follow Livvi together.</text:p>
      <text:p text:style-name="P2">Because at this point, they do nothing alone.</text:p>
      <text:p text:style-name="P27"/>
      <text:h text:style-name="P28" text:outline-level="2"><text:span text:style-name="Strong_20_Emphasis">The Hidden Stairs</text:span></text:h>
      <text:p text:style-name="P2">Livvi leads them through quiet corridors to an old stone wall marked with a faded moon sigil.</text:p>
      <text:p text:style-name="P2">“This wasn’t on any blueprint,” Yori says.</text:p>
      <text:p text:style-name="P2">Livvi gestures at the scarf. “Press it there.”</text:p>
      <text:p text:style-name="P2">He does.</text:p>
      <text:p text:style-name="P2">The scarf warms—then ignites with faint red luminescence.<text:line-break/>The moon carving pulses.<text:line-break/>Stone grinds aside.</text:p>
      <text:p text:style-name="P2">Behind the wall, a narrow staircase spirals downward into cool, ancient air.</text:p>
      <text:p text:style-name="P2">Mr. Pickles makes a victorious squeak and charges down ahead of them.<text:line-break/>No hesitation.<text:line-break/>Pure bravado.</text:p>
      <text:p text:style-name="P2">Livvi pinches her nose. “Please don’t let him awaken anything.”</text:p>
      <text:p text:style-name="P2">“Too late,” Nami whispers.</text:p>
      <text:p text:style-name="P2">They descend.</text:p>
      <text:p text:style-name="P27"/>
      <text:h text:style-name="P28" text:outline-level="2"><text:span text:style-name="Strong_20_Emphasis">The Hidden Archive</text:span></text:h>
      <text:p text:style-name="P2">The stairs open into a long chamber lit by floating orbs of silver light. Shelves line every wall, packed with scrolls, faded tomes, runic tablets, and relics housed in shimmering wards.</text:p>
      <text:p text:style-name="P2"><text:soft-page-break/>Nami sits at a central table, a book open before her.<text:line-break/>She looks up, surprised.<text:line-break/>“I couldn’t sleep. Livvi told me about this place earlier.”</text:p>
      <text:p text:style-name="P2">Livvi blinks. “I said I <text:span text:style-name="Emphasis">might</text:span> show you this someday.”</text:p>
      <text:p text:style-name="P2">“You did,” Nami says cheerfully.</text:p>
      <text:p text:style-name="P2">Mr. Pickles is already on a stack of ancient scrolls like a tiny general on his fortress.</text:p>
      <text:p text:style-name="P2">Livvi sighs. “Fine. Everyone’s here. Let’s start.”</text:p>
      <text:p text:style-name="P2">Yori wanders toward a shelf engraved with fox-tail motifs. One volume glows faintly beneath his reach. He touches it.</text:p>
      <text:p text:style-name="P2">The title shifts in his mind:</text:p>
      <text:p text:style-name="P2"><text:span text:style-name="Strong_20_Emphasis">“On the Veils and Their Guardians”</text:span></text:p>
      <text:p text:style-name="P2">“I can read this,” Yori murmurs.</text:p>
      <text:p text:style-name="P2">“You can?” Livvi leans close.</text:p>
      <text:p text:style-name="P2">“Not all. But… enough.”</text:p>
      <text:p text:style-name="P2">They gather around the table.</text:p>
      <text:p text:style-name="P27"/>
      <text:h text:style-name="P28" text:outline-level="2"><text:span text:style-name="Strong_20_Emphasis">On the Veils and Their Guardians</text:span></text:h>
      <text:p text:style-name="P2">The book opens to illustrations:</text:p>
      <text:list text:style-name="L5">
        <text:list-item>
          <text:p text:style-name="P29">Circles of standing stones</text:p>
        </text:list-item>
        <text:list-item>
          <text:p text:style-name="P29">Fox-shaped spirits guarding rifts</text:p>
        </text:list-item>
        <text:list-item>
          <text:p text:style-name="P29">Humanoids with fox ears or tails guiding travelers</text:p>
        </text:list-item>
        <text:list-item>
          <text:p text:style-name="P29">Two twin blades—one bright, one dark—crossed before a shadow-curtain</text:p>
        </text:list-item>
      </text:list>
      <text:p text:style-name="P2">Yori reads, slowly but steadily.</text:p>
      <text:p text:style-name="P2">“In older ages, fox-blooded peoples served as watchers of the Veils… layers between realms. They guided the lost and misled the dangerous… standing at crossings where the world thinned.”</text:p>
      <text:p text:style-name="P2">Nami’s ears lower. “Crossings like… dreamfire?”</text:p>
      <text:p text:style-name="P2">Livvi shakes her head. “Dreamfire is a new word. But whatever awakened in you two… it echoes this.”</text:p>
      <text:p text:style-name="P2">Yori continues.</text:p>
      <text:p text:style-name="P2">“Some tribes stayed near sacred places. Some hid among other peoples. Some forgot themselves.”</text:p>
      <text:p text:style-name="P2">A margin note, written by another hand, curls across the page.</text:p>
      <text:p text:style-name="P2">As Yori touches it, the letters shift into clarity.</text:p>
      <text:p text:style-name="P2"><text:span text:style-name="Emphasis">“If any fox-blood finds this:<text:line-break/>the Sanctuaries still remember your names.<text:line-break/>The stones do not forget foxfire.”</text:span></text:p>
      <text:p text:style-name="P2">The red scarf warms in his hand.</text:p>
      <text:p text:style-name="P2">He turns another page.</text:p>
      <text:p text:style-name="P2"><text:soft-page-break/>A charred document falls out, half-burned but legible enough:</text:p>
      <text:p text:style-name="P2"><text:span text:style-name="Strong_20_Emphasis">“Two blades forged to bind a great shadow…<text:line-break/>Dreamfire and shade united…<text:line-break/>Only those who walk the Veils may bear them safely…”</text:span></text:p>
      <text:p text:style-name="P2">Yori’s breath locks.</text:p>
      <text:p text:style-name="P2">Nami whispers, “Is this talking about—”</text:p>
      <text:p text:style-name="P2">“We don’t know yet,” Livvi cuts in gently.<text:line-break/>“But the fact you two found this book at all… matters.”</text:p>
      <text:p text:style-name="P27"/>
      <text:h text:style-name="P28" text:outline-level="2"><text:span text:style-name="Strong_20_Emphasis">A Jar of Warning</text:span></text:h>
      <text:p text:style-name="P2">Mr. Pickles taps a glowing jar on the shelf until Yori inspects it.</text:p>
      <text:p text:style-name="P2">Moonlight swirls inside.<text:line-break/>Script etches across the glass.</text:p>
      <text:p text:style-name="P2">Yori reads aloud:</text:p>
      <text:p text:style-name="P2"><text:span text:style-name="Emphasis">“Beware the raven banners.<text:line-break/>They serve the shadow-that-was-halved but still hungers.<text:line-break/>They seek to cut the Veils and call the dark home.”</text:span></text:p>
      <text:p text:style-name="P2">Nami’s fur prickles.<text:line-break/>“The Red Ravens.”</text:p>
      <text:p text:style-name="P2">Livvi goes pale.<text:line-break/>“This archive is older than the Red Ravens. If the warning predates them…”</text:p>
      <text:p text:style-name="P2">“We’re not the first fox-blood they’ve hunted,” Yori finishes quietly.</text:p>
      <text:p text:style-name="P27"/>
      <text:h text:style-name="P28" text:outline-level="2"><text:span text:style-name="Strong_20_Emphasis">The Archives Become Their Second Home</text:span></text:h>
      <text:p text:style-name="P2">Days pass.</text:p>
      <text:p text:style-name="P2">The Sanctuary becomes training ground, refuge, puzzle box, and teacher.</text:p>
      <text:list text:style-name="L6">
        <text:list-item>
          <text:p text:style-name="P30"><text:span text:style-name="Strong_20_Emphasis">Yori</text:span> learns movement drills with Brunn — his footwork sharper, his instincts faster, his blue foxfire flickering when he loses control.</text:p>
        </text:list-item>
        <text:list-item>
          <text:p text:style-name="P30"><text:span text:style-name="Strong_20_Emphasis">Nami</text:span> works with Livvi in herb gardens and stone corridors, coaxing secrets from plants and walls. Some herbs gossip. Some warn her of “thin wind” near Frostholm.</text:p>
        </text:list-item>
        <text:list-item>
          <text:p text:style-name="P30"><text:span text:style-name="Strong_20_Emphasis">Together</text:span>, they translate fox-script, map forgotten sanctuaries, and piece together fragments of a story lost to most of Valenya.</text:p>
        </text:list-item>
        <text:list-item>
          <text:p text:style-name="P30"><text:span text:style-name="Strong_20_Emphasis">Mr. Pickles</text:span> launches a covert operation to acquire an “enchanted acorn,” teaching them how to navigate abbey wards through accident rather than design.</text:p>
        </text:list-item>
      </text:list>
      <text:p text:style-name="P2">Slowly, a pattern emerges:</text:p>
      <text:p text:style-name="P2">Fox-blood once guarded the Veils.<text:line-break/>Something broke.<text:line-break/>Something escaped.<text:line-break/>Something was bound.<text:line-break/>Something is stirring again.</text:p>
      <text:p text:style-name="P2"><text:soft-page-break/>And Yori and Nami, who only wanted to survive, are now standing where their ancestors once stood.</text:p>
      <text:p text:style-name="P2">Whether they’re ready is irrelevant.</text:p>
      <text:p text:style-name="P2">The world has already noticed them.</text:p>
      <text:p text:style-name="P27"/>
      <text:h text:style-name="P28" text:outline-level="2"><text:span text:style-name="Strong_20_Emphasis">The Choice Waiting Beyond the Sanctuary</text:span></text:h>
      <text:p text:style-name="P2">One evening, Yori, Nami, Livvi, and Brunn sit atop the abbey roof. Lanterns glow below. Stars glitter above. Mr. Pickles poses heroically on Nami’s knee.</text:p>
      <text:p text:style-name="P2">Brunn says, “The Red Ravens are thick through Frostholm Corridor. If they’re moving prisoners, you’ll cross their trail there.”</text:p>
      <text:p text:style-name="P2">Livvi adds, “Arin’s Watch is stirring too—someone is cutting down Raven patrols with surgical precision. If anyone knows about foxfire and Veils…”</text:p>
      <text:p text:style-name="P2">Yori exhales. “It’s him.”</text:p>
      <text:p text:style-name="P2">Nami’s tail wraps around her legs. “Frostholm means roads. Villagers who need warning. Prisoners we might save.”</text:p>
      <text:p text:style-name="P2">“Arin’s Watch means answers,” Yori says. “And the twin dagger.”</text:p>
      <text:p text:style-name="P2">Livvi folds her hands.<text:line-break/>“The Sanctuary was never meant to keep you forever. It was meant to prepare you.”</text:p>
      <text:p text:style-name="P2">Brunn grunts. “You’ve got foxfire, each other, one very weird squirrel, and a head start. Pick your path. Make it count.”</text:p>
      <text:p text:style-name="P2">Mr. Pickles squeaks dramatically in support.</text:p>
      <text:p text:style-name="P2">Yori and Nami share a quiet look.</text:p>
      <text:p text:style-name="P2">Whichever direction they choose…</text:p>
      <text:p text:style-name="P2">The Veils have already begun to stir.</text:p>
      <text:p text:style-name="P2"><text:span text:style-name="Strong_20_Emphasis">And foxfire has returned to the world.</text:span></text:p>
      <text:p text:style-name="P2"/>
      <text:h text:style-name="P11" text:outline-level="2"/>
      <text:h text:style-name="P26" text:outline-level="1"><text:span text:style-name="Strong_20_Emphasis">✨CHAPTER <text:s/>— The Forked Roads: Frostholm</text:span></text:h>
      <text:p text:style-name="P27"/>
      <text:h text:style-name="P28" text:outline-level="2"><text:span text:style-name="Strong_20_Emphasis">Leaving the Sanctuary Behind</text:span></text:h>
      <text:p text:style-name="P2">Dawn spills gold over the Sanctuary of the Moon as Yori, Nami, Livvi, Brunn, and Mr. Pickles gather by the abbey’s outer gate. The morning carries the soft scent of wet pine and baking bread — comforting, fleeting.</text:p>
      <text:p text:style-name="P2">The path forks northward.</text:p>
      <text:p text:style-name="P2">Left leads toward Frostholm:<text:line-break/>a village in the mountains, known for its icy springs and stubborn resilience.</text:p>
      <text:p text:style-name="P2">Right leads to Arin’s Watch.</text:p>
      <text:p text:style-name="P2"><text:soft-page-break/>Yori and Nami stand quietly, packs ready, weapons tied to their belts. After nights in the hidden archives, days spent training, and hours navigating the weight of their awakening, the air feels heavier now.</text:p>
      <text:p text:style-name="P2">Livvi adjusts Yori’s cloak with motherly fussing.<text:line-break/>“Frostholm first,” she says gently. “People talk there. Roads carry stories. And if the Ravens are hunting Vulpiri… the stories are where you’ll hear echoes first.”</text:p>
      <text:p text:style-name="P2">Brunn grips Yori’s shoulder—firm, grounding.<text:line-break/>“And if you get stabbed, remember what I taught you.”</text:p>
      <text:p text:style-name="P2">“Don’t?” Yori offers.</text:p>
      <text:p text:style-name="P2">“Exactly.”</text:p>
      <text:p text:style-name="P2">Nami hugs Livvi tightly. “We’ll send word.”</text:p>
      <text:p text:style-name="P2">“Only if you need help,” Livvi warns. “Otherwise, just survive.”</text:p>
      <text:p text:style-name="P2">Mr. Pickles salutes with his tiny walnut-staff—where he got it, no one knows.</text:p>
      <text:p text:style-name="P2">Yori and Nami take their first steps away from the Sanctuary.</text:p>
      <text:p text:style-name="P2">Together.</text:p>
      <text:p text:style-name="P2">The road narrows. The forest thickens. The world grows quieter.</text:p>
      <text:p text:style-name="P27"/>
      <text:h text:style-name="P31" text:outline-level="2"><text:span text:style-name="Strong_20_Emphasis">Chapter 4 — The Forest That Watches</text:span></text:h>
      <text:p text:style-name="P32">The forest does not welcome them.</text:p>
      <text:p text:style-name="P32">It does not turn them away either.</text:p>
      <text:p text:style-name="P32">The trees rise ancient and patient, roots twisting through the earth like ribs beneath skin. Moss blankets stone and bark alike, heavy with the scent of damp earth and old rain. The canopy knits itself overhead, swallowing the sky until moonlight survives only in thin, fractured slashes.</text:p>
      <text:p text:style-name="P32">Sound behaves strangely here. Footsteps echo when they shouldn’t, then vanish entirely. Somewhere deeper in the woods, something moves—never close enough to see, never far enough to dismiss.</text:p>
      <text:p text:style-name="P32">And beneath it all, a pressure.</text:p>
      <text:p text:style-name="P32">Not a voice.<text:line-break/>Not quite.</text:p>
      <text:p text:style-name="P32">Yori slows, his hand drifting toward the hilt of his dagger. The metal hums faintly beneath his fingers—not warm, not cold, but aware.</text:p>
      <text:p text:style-name="P32">“We’re being noticed,” he murmurs.</text:p>
      <text:p text:style-name="P32">Nami nods. She felt it before he spoke. Leaves shiver without wind. Shadows slip between trunks where nothing should fit. The forest is not watching them with eyes.</text:p>
      <text:p text:style-name="P32">It is paying attention.</text:p>
      <text:p text:style-name="P32">They follow what appears to be a path, though neither remembers choosing it. Strange markings begin to appear along the bark—spirals, crescents, broken lines etched so shallow they seem half-imagined. Some feel ancient. Others look freshly cut, as though the forest itself marked them moments ago.</text:p>
      <text:p text:style-name="P32">Yori pauses beside one.</text:p>
      <text:p text:style-name="P32">The symbol pulses once beneath his touch.</text:p>
      <text:p text:style-name="P32"><text:soft-page-break/>Then goes still.</text:p>
      <text:p text:style-name="P32">As night deepens, the pressure sharpens. The forest bends subtly, paths curving where they shouldn’t, familiar shapes repeating with uncomfortable precision. A fallen log appears again. A split stone mirrors another they passed minutes ago.</text:p>
      <text:p text:style-name="P32">They are not being trapped.</text:p>
      <text:p text:style-name="P32">They are being measured.</text:p>
      <text:p text:style-name="P32">Nami reaches for Yori’s sleeve.<text:line-break/>“Don’t let go.”</text:p>
      <text:p text:style-name="P32">He doesn’t.</text:p>
      <text:p text:style-name="P32">Then—without warning—the forest slips between them.</text:p>
      <text:p text:style-name="P32">Not violently. Not dramatically.</text:p>
      <text:p text:style-name="P32">One step, and the space that held Nami a heartbeat ago is empty. Her footsteps vanish. The air tightens.</text:p>
      <text:p text:style-name="P32">“Nami?”</text:p>
      <text:p text:style-name="P32">His voice feels wrong here—too thin, swallowed almost immediately. The trees do not answer.</text:p>
      <text:p text:style-name="P33"/>
      <text:h text:style-name="P34" text:outline-level="3"><text:span text:style-name="Strong_20_Emphasis">Yori</text:span></text:h>
      <text:p text:style-name="P32">The forest folds inward.</text:p>
      <text:p text:style-name="P32">Light fractures between branches, flashing moments that don’t belong together. Yori steps forward—and the world slides.</text:p>
      <text:p text:style-name="P32">He stands in his village.</text:p>
      <text:p text:style-name="P32">Not as it burned.<text:line-break/>Not as it lived.</text:p>
      <text:p text:style-name="P32">Something in between.</text:p>
      <text:p text:style-name="P32">Lanterns sway gently. Doors stand open. No smoke. No screams. Just silence thick enough to press against his ribs. Ash crunches beneath his boots though nothing is burning.</text:p>
      <text:p text:style-name="P32">Figures move at the edges of his vision. He knows them without seeing faces. Every time he reaches out, the scene shifts.</text:p>
      <text:p text:style-name="P32">The memory fractures.</text:p>
      <text:p text:style-name="P32">The village burns.<text:line-break/>It doesn’t.<text:line-break/>He runs.<text:line-break/>He hesitates.</text:p>
      <text:p text:style-name="P32">He watches himself choose differently—turn left instead of right, pause where he once charged forward. In some versions, he survives longer. In others, he doesn’t survive at all.</text:p>
      <text:p text:style-name="P32">None of them feel like warnings.</text:p>
      <text:p text:style-name="P32">They feel like records.</text:p>
      <text:p text:style-name="P32">His dagger hums, grounding him. The sound steadies his breathing. The forest does not react.</text:p>
      <text:p text:style-name="P32">It is not judging him.</text:p>
      <text:p text:style-name="P32"><text:soft-page-break/>It is cataloging him.</text:p>
      <text:p text:style-name="P32">When the vision breaks, Yori is on his knees, breath ragged. Symbols glow faintly on nearby trees—then fade, as if satisfied.</text:p>
      <text:p text:style-name="P33"/>
      <text:h text:style-name="P34" text:outline-level="3"><text:span text:style-name="Strong_20_Emphasis">Nami</text:span></text:h>
      <text:p text:style-name="P32">Nami knows something is wrong the moment the forest grows restrained.</text:p>
      <text:p text:style-name="P32">Not silent—held.</text:p>
      <text:p text:style-name="P32">The usual murmur of roots and leaves pulls away from her senses, like a breath drawn and not released. She moves carefully, listening with something deeper than sound.</text:p>
      <text:p text:style-name="P32">That’s when the fox steps onto the path.</text:p>
      <text:p text:style-name="P32">Its fur shifts subtly as it moves, never quite settling on one color. Its eyes are sharp, intelligent, and unsettlingly familiar.</text:p>
      <text:p text:style-name="P32">“You walk like you’re certain,” it says.</text:p>
      <text:p text:style-name="P32">“I’m not,” Nami answers.</text:p>
      <text:p text:style-name="P32">The fox laughs softly. “Then why keep going?”</text:p>
      <text:p text:style-name="P32">It circles her, leaving no tracks. “Hide,” it suggests. “Your kind always does. Disappear. Blend. Survive.”</text:p>
      <text:p text:style-name="P32">Another fox emerges from the trees—larger, wilder, eyes burning too bright.<text:line-break/>“No,” it snarls. “Burn it all. Let the world feel what it took.”</text:p>
      <text:p text:style-name="P32">The two glare at each other.</text:p>
      <text:p text:style-name="P32">Neither feels entirely right.</text:p>
      <text:p text:style-name="P32">Nami’s pulse quickens. “You’re not guides.”</text:p>
      <text:p text:style-name="P32">“Of course not,” one replies. “We’re options.”</text:p>
      <text:p text:style-name="P32">The forest leans in.</text:p>
      <text:p text:style-name="P32">Nami closes her eyes—not to escape, but to listen past the noise. She breathes, steady and deliberate, anchoring herself in the one truth she knows.</text:p>
      <text:p text:style-name="P32">“I’m not choosing either of you,” she says quietly.</text:p>
      <text:p text:style-name="P32">The foxes freeze.</text:p>
      <text:p text:style-name="P32">For a heartbeat, the forest feels… surprised.</text:p>
      <text:p text:style-name="P32">Then the figures unravel into mist, their voices dissolving into overlapping whispers that fade without resolution.</text:p>
      <text:p text:style-name="P32">The path reforms beneath her feet.</text:p>
      <text:p text:style-name="P33"/>
      <text:h text:style-name="P34" text:outline-level="3"><text:span text:style-name="Strong_20_Emphasis">The Clearing</text:span></text:h>
      <text:p text:style-name="P32">They find each other without knowing how.</text:p>
      <text:p text:style-name="P32">One moment the forest presses close. The next, it loosens its grip, and the world slides back into alignment.</text:p>
      <text:p text:style-name="P32">Yori stands at the edge of a clearing washed in silver moonlight. Nami steps out from between two trunks, eyes searching.</text:p>
      <text:p text:style-name="P32"><text:soft-page-break/>They don’t speak at first.</text:p>
      <text:p text:style-name="P32">They don’t need to.</text:p>
      <text:p text:style-name="P32">At the clearing’s center stands a massive oak, its trunk scarred and wide, branches reaching upward like frozen hands. The air thickens around it. Shadows gather at its roots, folding inward, overlapping—never agreeing on a single shape.</text:p>
      <text:p text:style-name="P32">Eyes flicker.</text:p>
      <text:p text:style-name="P32">Not two.<text:line-break/>Not any number that makes sense.</text:p>
      <text:p text:style-name="P32">Yori’s grip tightens. Nami’s breath catches.</text:p>
      <text:p text:style-name="P32">They do not step closer.</text:p>
      <text:p text:style-name="P32">They do not step away.</text:p>
      <text:p text:style-name="P32">The presence does not speak.</text:p>
      <text:p text:style-name="P32">Instead, the whispers cease entirely.</text:p>
      <text:p text:style-name="P32">Silence presses in—deep, complete.</text:p>
      <text:p text:style-name="P32">Something brushes their thoughts. Not memory. Not vision.</text:p>
      <text:p text:style-name="P32">Recognition.</text:p>
      <text:p text:style-name="P32">Then, just as suddenly, the pressure lifts.</text:p>
      <text:p text:style-name="P32">The shadows unravel. The clearing becomes only a clearing again. The oak stands silent, ancient, indifferent.</text:p>
      <text:p text:style-name="P32">No blessing is given.<text:line-break/>No warning spoken.</text:p>
      <text:p text:style-name="P32">Only a single mark remains at the base of the tree, carved faintly into the bark.</text:p>
      <text:p text:style-name="P32">A crescent.<text:line-break/>Broken.<text:line-break/>Incomplete.</text:p>
      <text:p text:style-name="P32">Nami exhales slowly.<text:line-break/>“Did we… fail something?”</text:p>
      <text:p text:style-name="P32">Yori shakes his head, though he isn’t sure why.<text:line-break/>“No. I think we were counted.”</text:p>
      <text:p text:style-name="P33"/>
      <text:h text:style-name="P34" text:outline-level="3"><text:span text:style-name="Strong_20_Emphasis">What the Forest Leaves Behind</text:span></text:h>
      <text:p text:style-name="P32">The forest releases them after that—not abruptly, not kindly. Simply enough that the path begins to behave like a path again.</text:p>
      <text:p text:style-name="P32">By dawn, the pressure has faded into memory.</text:p>
      <text:p text:style-name="P32">But the feeling remains.</text:p>
      <text:p text:style-name="P32">Not fear.<text:line-break/>Not certainty.</text:p>
      <text:p text:style-name="P32">The knowledge that somewhere, deep within Valenya, something old has taken note of foxfire walking again.</text:p>
      <text:p text:style-name="P32">And has not yet decided what that means.</text:p>
      <text:p text:style-name="P32"><text:soft-page-break/><text:span text:style-name="Strong_20_Emphasis"/></text:p>
      <text:h text:style-name="P31" text:outline-level="2"><text:span text:style-name="Strong_20_Emphasis">Chapter 6 — The Road That Almost Leads There</text:span></text:h>
      <text:p text:style-name="P2">The road does not point where it once did.</text:p>
      <text:p text:style-name="P2">Stone gives way to broken switchbacks and half-remembered paths, as if the land itself has tried—more than once—to forget where it was going. Moss fills old grooves. Snow settles into cracks worn smooth by feet that no longer walk here.</text:p>
      <text:p text:style-name="P2">Yori feels it first: the sense of direction slipping, not lost, but <text:span text:style-name="Emphasis">redirected</text:span>.</text:p>
      <text:p text:style-name="P2">“This road used to matter,” he says.</text:p>
      <text:p text:style-name="P2">Nami kneels beside a fallen marker, brushing away dirt and lichen. What remains is not a name, only a symbol—fox-tailed, incomplete, deliberately defaced.</text:p>
      <text:p text:style-name="P2">“Maybe it still does,” she says. “Just not to everyone.”</text:p>
      <text:p text:style-name="P2">They follow it anyway.</text:p>
      <text:p text:style-name="P27"/>
      <text:h text:style-name="P35" text:outline-level="3"><text:span text:style-name="Strong_20_Emphasis">Fragments of a City</text:span></text:h>
      <text:p text:style-name="P2">They do not find a city.</text:p>
      <text:p text:style-name="P2">They find <text:span text:style-name="Strong_20_Emphasis">pieces</text:span>.</text:p>
      <text:p text:style-name="P2">Foundations sunk into hillsides. Staircases climbing toward nothing. Broken arches repurposed as windbreaks by later travelers who never knew what they sheltered beneath. Every ruin feels reused—claimed, stripped, and built over by hands that did not belong to the ones who shaped the stone originally.</text:p>
      <text:p text:style-name="P2">In one place, Nami finds a wall where newer brick overlays older carvings. Someone tried to bury the symbols instead of destroying them.</text:p>
      <text:p text:style-name="P2">“Why hide it?” she asks.</text:p>
      <text:p text:style-name="P2">Yori traces the edge of a spiral that matches the forest markings. “Because hiding is quieter than erasing.”</text:p>
      <text:p text:style-name="P2">The land of Valenya remembers regardless.</text:p>
      <text:p text:style-name="P27"/>
      <text:h text:style-name="P35" text:outline-level="3"><text:span text:style-name="Strong_20_Emphasis">Others Who Seek</text:span></text:h>
      <text:p text:style-name="P2">They are not alone on this road.</text:p>
      <text:p text:style-name="P2">A pair of wanderers pass them heading downslope, arguing in hushed tones.</text:p>
      <text:p text:style-name="P2">“There’s nothing up there,” one insists.<text:line-break/>“There <text:span text:style-name="Emphasis">was</text:span>,” the other counters. “You don’t build roads like this for nothing.”</text:p>
      <text:p text:style-name="P2">Later, they encounter a small band of adventurers camped near a broken watchtower. Their gear is good. Their mood is not.</text:p>
      <text:p text:style-name="P2">“We followed old trade routes,” one says. “Led us straight into Raven patrols.”</text:p>
      <text:p text:style-name="P2">“Hobgoblins?” Nami asks.</text:p>
      <text:p text:style-name="P2">The adventurer shakes his head. “Not just. Scouts. Surveyors. They weren’t looting. They were measuring.”</text:p>
      <text:p text:style-name="P2">That word again.</text:p>
      <text:p text:style-name="P2">Measuring.</text:p>
      <text:p text:style-name="P27"><text:soft-page-break/></text:p>
      <text:h text:style-name="P35" text:outline-level="3"><text:span text:style-name="Strong_20_Emphasis">Red Ravens, Working Quietly</text:span></text:h>
      <text:p text:style-name="P2">They see the Ravens at dusk.</text:p>
      <text:p text:style-name="P2">Not a full force—just enough to matter. Black-and-crimson banners tied to scaffolds erected against ruins far older than the faction itself. Hobgoblins work alongside humans and elves, marking stone, digging shallow trenches, recording symbols instead of destroying them.</text:p>
      <text:p text:style-name="P2">“They’re not trying to wake anything,” Yori murmurs.</text:p>
      <text:p text:style-name="P2">“No,” Nami agrees. “They’re trying to understand it first.”</text:p>
      <text:p text:style-name="P2">A brief skirmish erupts when a Raven scout strays too close. Steel flashes. Breath fogs the air. Yori disables one opponent cleanly but takes a hard blow to the ribs for his trouble. Nami drives the rest back with precision—but not without cost.</text:p>
      <text:p text:style-name="P2">They retreat bruised, breathing hard, reminded sharply that skill does not mean invulnerability.</text:p>
      <text:p text:style-name="P2">Behind them, the Ravens regroup instead of giving chase.</text:p>
      <text:p text:style-name="P2">They are patient.</text:p>
      <text:p text:style-name="P27"/>
      <text:h text:style-name="P35" text:outline-level="3"><text:span text:style-name="Strong_20_Emphasis">The Edge of What Was</text:span></text:h>
      <text:p text:style-name="P2">The road climbs once more—and then simply… stops.</text:p>
      <text:p text:style-name="P2">Ahead lies a wide basin carved into the mountainside. Stone rises in irregular tiers, forming what might once have been streets—but they bend inward, folding over each other in ways that make perspective unreliable.</text:p>
      <text:p text:style-name="P2">No gates.<text:line-break/>No threshold.</text:p>
      <text:p text:style-name="P2">Just space that feels <text:span text:style-name="Emphasis">occupied</text:span> despite being empty.</text:p>
      <text:p text:style-name="P2">Nami’s breath catches. “This is it. Or… close to it.”</text:p>
      <text:p text:style-name="P2">Yori feels his dagger hum—not in recognition, but in warning.</text:p>
      <text:p text:style-name="P2">They do not step forward.</text:p>
      <text:p text:style-name="P2">Instead, they notice what’s wrong.</text:p>
      <text:p text:style-name="P2">The stonework does not align cleanly with the mountain. Shadows pool where they shouldn’t. Snow refuses to settle evenly. The ruins feel… displaced. As if the city once existed here, but no longer does—at least not entirely.</text:p>
      <text:p text:style-name="P2">“Like it slid,” Nami whispers. “Or folded away.”</text:p>
      <text:p text:style-name="P2">Yori nods slowly. “Or split.”</text:p>
      <text:p text:style-name="P2">They are standing at the <text:span text:style-name="Strong_20_Emphasis">edge</text:span>, not the entrance.</text:p>
      <text:p text:style-name="P27"/>
      <text:h text:style-name="P35" text:outline-level="3"><text:span text:style-name="Strong_20_Emphasis">Echoes Without Explanation</text:span></text:h>
      <text:p text:style-name="P2">They explore only the outskirts.</text:p>
      <text:p text:style-name="P2">Fragments of statues lie half-buried—fox-like forms with features worn smooth. Ceremonial masks shattered and reused as paving stones. Pottery etched with looping patterns that mirror the forest’s symbols, but none intact enough to tell a full story.</text:p>
      <text:p text:style-name="P2"><text:soft-page-break/>In a partially collapsed structure, they find a mural—faded, fractured, incomplete.</text:p>
      <text:p text:style-name="P2">It shows a conflict.</text:p>
      <text:p text:style-name="P2">Not clearly.</text:p>
      <text:p text:style-name="P2">Fox-shaped figures stand against a mass of shadow—but the shadow has no single form. Around it, smaller figures cluster, indistinct, their shapes changing depending on where the stone has cracked.</text:p>
      <text:p text:style-name="P2">Two blades are depicted near the center.</text:p>
      <text:p text:style-name="P2">Or perhaps one blade seen twice.</text:p>
      <text:p text:style-name="P2">The damage makes it impossible to tell.</text:p>
      <text:p text:style-name="P2">Nami studies it carefully. “This isn’t a record.”</text:p>
      <text:p text:style-name="P2">“No,” Yori agrees. “It’s a memory. And it’s been rewritten.”</text:p>
      <text:p text:style-name="P2">They find no map.</text:p>
      <text:p text:style-name="P2">No instructions.</text:p>
      <text:p text:style-name="P2">Only a scrap of parchment wedged into a stone seam—so degraded that most of it crumbles at the touch. What remains shows lines that might be roads… or might be veins.</text:p>
      <text:p text:style-name="P2">One marking stands out: a lowland symbol. Trade. Food. People.</text:p>
      <text:p text:style-name="P2">A place still alive.</text:p>
      <text:h text:style-name="P28" text:outline-level="2"><text:span text:style-name="Strong_20_Emphasis"/></text:h>
      <text:h text:style-name="P28" text:outline-level="2"><text:span text:style-name="Strong_20_Emphasis">Forest Roads and Foxfire Whispers</text:span></text:h>
      <text:p text:style-name="P2">The Frostholm road winds through a forest older than any story. Sunlight filters through evergreens, catching drifting motes of frost that never fully melt.</text:p>
      <text:p text:style-name="P2">Nami pauses occasionally to touch leaves or whisper to the moss.<text:line-break/>Some plants greet her warmly.<text:line-break/>Some complain about the cold.<text:line-break/>One warns her, voice trembling:<text:line-break/>“The shadows walk thin tonight.”</text:p>
      <text:p text:style-name="P2">Yori listens, alert to every sound.<text:line-break/>Bird wings.<text:line-break/>Distant running water.<text:line-break/>A snap of a twig wrong for the wind.</text:p>
      <text:p text:style-name="P2">Mr. Pickles darts ahead and returns often, sometimes with reconnaissance, sometimes with a stolen berry, sometimes with absolutely no explanation.</text:p>
      <text:p text:style-name="P2">Hours pass.</text:p>
      <text:p text:style-name="P2">Then they hear it—</text:p>
      <text:p text:style-name="P2"><text:span text:style-name="Strong_20_Emphasis">a distant crash, and a cry.</text:span></text:p>
      <text:p text:style-name="P2">Nami and Yori exchange a look.</text:p>
      <text:p text:style-name="P2">Not hesitation.<text:line-break/>Agreement.</text:p>
      <text:p text:style-name="P2">They run.</text:p>
      <text:p text:style-name="P2"><text:soft-page-break/></text:p>
      <text:h text:style-name="P11" text:outline-level="2"><text:span text:style-name="Strong_20_Emphasis"/></text:h>
      <text:h text:style-name="P11" text:outline-level="2"><text:span text:style-name="Strong_20_Emphasis">Chapter 7 — Where the Mountains Let Go</text:span></text:h>
      <text:p text:style-name="P2">The mountains do not release travelers all at once.</text:p>
      <text:p text:style-name="P2">They loosen their grip slowly, reluctantly, as if weighing whether those passing through deserve to leave at all. The air grows heavier as Yori and Nami descend, their breath no longer biting sharp with cold, the ground softening beneath their boots.</text:p>
      <text:p text:style-name="P2">Behind them, the high passes vanish into cloud and stone.</text:p>
      <text:p text:style-name="P2">Ahead—smoke.</text:p>
      <text:p text:style-name="P2">Not campfire smoke.<text:line-break/>Not signal smoke.</text:p>
      <text:p text:style-name="P2">Cooking fires. Hearths. People.</text:p>
      <text:p text:style-name="P2">The road widens, rough stone giving way to packed earth worn smooth by carts and feet. Signs of recent travel appear—wagon ruts, hoofprints, repairs hastily made to bridges that have seen better centuries.</text:p>
      <text:p text:style-name="P2">Nami pauses beside one such bridge, fingers brushing a support beam where a symbol has been hastily scratched and just as hastily crossed out.</text:p>
      <text:p text:style-name="P2">“Someone didn’t want to leave it,” she murmurs.</text:p>
      <text:p text:style-name="P2">“Or didn’t want it seen,” Yori replies.</text:p>
      <text:p text:style-name="P2">Both are possibilities now.</text:p>
      <text:p text:style-name="P27"/>
      <text:h text:style-name="P35" text:outline-level="3"><text:span text:style-name="Strong_20_Emphasis">A Town That Watches Back</text:span></text:h>
      <text:p text:style-name="P2">The settlement rests in a shallow valley, guarded by timber walls reinforced with stone scavenged from older ruins higher up the slopes. Watchtowers stand at uneven intervals, manned not aggressively, but attentively.</text:p>
      <text:p text:style-name="P2">This is not a town expecting attack.</text:p>
      <text:p text:style-name="P2">This is a town expecting <text:span text:style-name="Strong_20_Emphasis">trouble</text:span>.</text:p>
      <text:p text:style-name="P2">As Yori and Nami approach, conversation along the road thins. Eyes linger a heartbeat too long. Guards shift grips on spears—not threatening, but cautious.</text:p>
      <text:p text:style-name="P2">Names are asked.</text:p>
      <text:p text:style-name="P2">Purposes questioned.</text:p>
      <text:p text:style-name="P2">Answers measured.</text:p>
      <text:p text:style-name="P2">They are allowed inside.</text:p>
      <text:p text:style-name="P2">That alone tells them something.</text:p>
      <text:p text:style-name="P27"/>
      <text:h text:style-name="P35" text:outline-level="3"><text:span text:style-name="Strong_20_Emphasis">Inside the Walls</text:span></text:h>
      <text:p text:style-name="P2">The town is alive, but restrained.</text:p>
      <text:p text:style-name="P2"><text:soft-page-break/>Market stalls remain open, though fewer goods are displayed than expected. Hunters speak in low voices. Merchants keep ledgers close. A bard plays near the square, but even the music sounds careful, like it knows when to stop.</text:p>
      <text:p text:style-name="P2">Yori notices markings on doorframes—some protective, some improvised, some purely hopeful.</text:p>
      <text:p text:style-name="P2">Nami feels the plants around the wells whisper uneasily.</text:p>
      <text:p text:style-name="P2">“Whatever’s happening,” she says quietly, “it’s been happening long enough for people to adapt.”</text:p>
      <text:p text:style-name="P2">They pass a notice board near the square.</text:p>
      <text:p text:style-name="P2">It is crowded.</text:p>
      <text:p text:style-name="P2">Missing persons.<text:line-break/>Trade warnings.<text:line-break/>Requests for escorts through the mountains.<text:line-break/>Offers of coin for <text:span text:style-name="Emphasis">discretion</text:span>.</text:p>
      <text:p text:style-name="P2">Nothing mentions Red Ravens by name.</text:p>
      <text:p text:style-name="P2">Everything dances around them anyway.</text:p>
      <text:p text:style-name="P27"/>
      <text:h text:style-name="P35" text:outline-level="3"><text:span text:style-name="Strong_20_Emphasis">Those Who Speak for the Town</text:span></text:h>
      <text:p text:style-name="P2">They are eventually directed to the town’s hall—not grand, not fortified like a keep, but solid and well-used. The kind of place built to endure winters, not sieges.</text:p>
      <text:p text:style-name="P2">The person who receives them does not introduce themselves with flourish.</text:p>
      <text:p text:style-name="P2">They study Yori and Nami first.</text:p>
      <text:p text:style-name="P2">“You came down from the high road,” they say at last. “That already puts you ahead of most.”</text:p>
      <text:p text:style-name="P2">Their voice is calm. Worn. Someone who has learned not to react too quickly.</text:p>
      <text:p text:style-name="P2">“We’re passing through,” Yori replies truthfully. “But we’ve seen signs of… activity.”</text:p>
      <text:p text:style-name="P2">The town’s representative exhales slowly. “Then you’ve seen enough.”</text:p>
      <text:p text:style-name="P2">They do not ask about daggers.<text:line-break/>They do not ask about ruins.</text:p>
      <text:p text:style-name="P2">They ask about timing.</text:p>
      <text:p text:style-name="P2">“Did you see patrols?”<text:line-break/>“Did you hear digging?”<text:line-break/>“Did the lights move when you watched them—or after?”</text:p>
      <text:p text:style-name="P2">Each question confirms what Yori and Nami already suspect:</text:p>
      <text:p text:style-name="P2">The town knows <text:span text:style-name="Emphasis">something</text:span> is wrong.</text:p>
      <text:p text:style-name="P2">It does not know <text:span text:style-name="Strong_20_Emphasis">what</text:span>.</text:p>
      <text:p text:style-name="P27"/>
      <text:h text:style-name="P35" text:outline-level="3"><text:span text:style-name="Strong_20_Emphasis">What the Town Knows (And Doesn’t)</text:span></text:h>
      <text:p text:style-name="P2">They are offered shelter. Supplies at fair cost.</text:p>
      <text:p text:style-name="P2">Information—fragmented, contradictory, incomplete.</text:p>
      <text:list text:style-name="L7">
        <text:list-item>
          <text:p text:style-name="P36">Travelers have vanished on mountain roads, but not always in the same places.</text:p>
        </text:list-item>
        <text:list-item>
          <text:p text:style-name="P36"><text:soft-page-break/>Lights appear in the high passes, but never when people arrive prepared.</text:p>
        </text:list-item>
        <text:list-item>
          <text:p text:style-name="P36">Old ruins are being disturbed—quietly.</text:p>
        </text:list-item>
        <text:list-item>
          <text:p text:style-name="P36">Armed groups pass through pretending to be traders, surveyors, mercenaries.</text:p>
        </text:list-item>
      </text:list>
      <text:p text:style-name="P2">No one agrees on who they serve. No one agrees on what they want. Everyone agrees it’s getting worse.</text:p>
      <text:p text:style-name="P2">“We don’t need heroes,” the town’s voice says evenly. “We need eyes that notice patterns.”</text:p>
      <text:p text:style-name="P2">Yori and Nami exchange a look. Patterns are becoming familiar.</text:p>
      <text:p text:style-name="P27"/>
      <text:h text:style-name="P35" text:outline-level="3"><text:span text:style-name="Strong_20_Emphasis">The Name No One Likes to Say</text:span></text:h>
      <text:p text:style-name="P2">Later, in the dim warmth of an inn, Yori overhears it.</text:p>
      <text:p text:style-name="P2">“…red feathers…”<text:line-break/>“…don’t wear the colors openly…”<text:line-break/>“…not bandits, not soldiers…”</text:p>
      <text:p text:style-name="P2">The name is never spoken fully.</text:p>
      <text:p text:style-name="P2">It doesn’t need to be.</text:p>
      <text:p text:style-name="P2">Nami leans close. “They’re here too.”</text:p>
      <text:p text:style-name="P2">Yori nods. “Just quieter.”</text:p>
      <text:p text:style-name="P2">Outside, a patrol passes. Not town guards. Not quite travelers either.</text:p>
      <text:p text:style-name="P2">The mountains may be behind them—</text:p>
      <text:p text:style-name="P2"/>
      <text:h text:style-name="P28" text:outline-level="2"><text:span text:style-name="Strong_20_Emphasis">The Frostholm Hunter</text:span></text:h>
      <text:p text:style-name="P2">In a clearing, a man lies trapped beneath a fallen branch. Snow-dusted pine needles rain down around him as he struggles to breathe.</text:p>
      <text:p text:style-name="P2">His hunting bow is broken. His gear is scattered. Something dark and fast has torn through the brush.</text:p>
      <text:p text:style-name="P2">Nami kneels beside him, checking injuries.<text:line-break/>“You’re lucky that branch didn’t kill you.”</text:p>
      <text:p text:style-name="P2">“I wasn’t hit by it,” the hunter gasps. “Something ran past me. Knocked the tree loose.”</text:p>
      <text:p text:style-name="P2">Yori scans the treeline.<text:line-break/>“What was it?”</text:p>
      <text:p text:style-name="P2">“A wolf,” the man whispers. “At least, I thought it was. But its eyes… stars above, its eyes were wrong. Too many. Too bright.”</text:p>
      <text:p text:style-name="P2">Nami’s fur lifts.</text:p>
      <text:p text:style-name="P2">“Shadow-touched,” she murmurs.</text:p>
      <text:p text:style-name="P2">The hunter grabs her sleeve. “It went toward Frostholm.”</text:p>
      <text:p text:style-name="P2">Yori helps free him from the branch.<text:line-break/>“Go slow. Follow the trail behind us — the Sanctuary is safe.”</text:p>
      <text:p text:style-name="P2">The man nods gratefully and limps away.</text:p>
      <text:p text:style-name="P2">Yori turns to Nami.</text:p>
      <text:p text:style-name="P2"><text:soft-page-break/>“Something’s happening in these woods.”</text:p>
      <text:p text:style-name="P2">“When isn’t something happening to us?” she says softly.</text:p>
      <text:p text:style-name="P2">Mr. Pickles squeaks in agreement.</text:p>
      <text:p text:style-name="P2">But even he looks uneasy.</text:p>
      <text:h text:style-name="P11" text:outline-level="2"><text:span text:style-name="Strong_20_Emphasis">Chapter 8 — Where Stone Gives Way to Smoke</text:span></text:h>
      <text:p text:style-name="P2">The mountains do not release them easily.</text:p>
      <text:p text:style-name="P2">The air thins as Yori and Nami climb, each step demanding attention. Loose stone shifts beneath their boots. Wind cuts along narrow passes, carrying the distant echo of falling rock somewhere far below. The path twists, sometimes vanishing entirely before reappearing as a scar in the stone.</text:p>
      <text:p text:style-name="P2">They move carefully. Together.</text:p>
      <text:p text:style-name="P2">Signs of others appear where they shouldn’t.</text:p>
      <text:p text:style-name="P2">A collapsed campsite, abandoned in haste. Boot prints half-erased by snow, circling the same stretch of ground more than once. Crude wire traps, set and then dismantled, as if whoever placed them changed their mind—or was interrupted.</text:p>
      <text:p text:style-name="P2">“They’re searching,” Nami says quietly.</text:p>
      <text:p text:style-name="P2">Yori nods. “And not just blindly.”</text:p>
      <text:p text:style-name="P2">Red Ravens leave patterns behind, even when they try not to.</text:p>
      <text:p text:style-name="P27"/>
      <text:h text:style-name="P35" text:outline-level="3"><text:span text:style-name="Strong_20_Emphasis">The Valley Below</text:span></text:h>
      <text:p text:style-name="P2">After days of hard travel, the path finally crests.</text:p>
      <text:p text:style-name="P2">Below them, the land opens into a wide valley cradled by stone. Smoke curls upward from clustered rooftops. Roads converge like veins, all leading inward.</text:p>
      <text:p text:style-name="P2">Frostholm.</text:p>
      <text:p text:style-name="P2">It is not large, but it is <text:span text:style-name="Emphasis">busy</text:span>. Stone walls ring the settlement, reinforced with timber and scavenged masonry that looks older than the town itself. Watchtowers rise at uneven intervals, their angles chosen for visibility rather than symmetry.</text:p>
      <text:p text:style-name="P2">“Trade town,” Yori murmurs.</text:p>
      <text:p text:style-name="P2">“And a cautious one,” Nami adds.</text:p>
      <text:p text:style-name="P2">As they descend, the feeling settles in—Frostholm is not bracing for war.</text:p>
      <text:p text:style-name="P2">It is bracing for <text:span text:style-name="Strong_20_Emphasis">uncertainty</text:span>.</text:p>
      <text:p text:style-name="P27"/>
      <text:h text:style-name="P35" text:outline-level="3"><text:span text:style-name="Strong_20_Emphasis">Through the Gates</text:span></text:h>
      <text:p text:style-name="P2">The guards do not wave them through.</text:p>
      <text:p text:style-name="P2">Questions are asked. Names, destinations, reasons for travel. The guards’ eyes linger—not on weapons, but on expressions, posture, hesitation.</text:p>
      <text:p text:style-name="P2">Yori answers simply. Truthfully. Carefully.</text:p>
      <text:p text:style-name="P2">They are allowed inside.</text:p>
      <text:p text:style-name="P2"><text:soft-page-break/>That, more than anything, tells them how thin Frostholm’s patience has become.</text:p>
      <text:p text:style-name="P27"/>
      <text:h text:style-name="P35" text:outline-level="3"><text:span text:style-name="Strong_20_Emphasis">A Town on Edge</text:span></text:h>
      <text:p text:style-name="P2">Inside the walls, life continues—but restrained.</text:p>
      <text:p text:style-name="P2">Market stalls are open, though fewer goods are displayed than expected. Hunters speak in low tones. Merchants keep ledgers close. Notices crowd a board near the square: missing travelers, requests for escorts, warnings about mountain routes best avoided.</text:p>
      <text:p text:style-name="P2">No poster names the Red Ravens.</text:p>
      <text:p text:style-name="P2">Every poster circles them anyway.</text:p>
      <text:p text:style-name="P2">Nami watches townsfolk glance toward the mountains whenever the wind shifts.</text:p>
      <text:p text:style-name="P2">“People don’t fear what they understand,” she says. “They fear what won’t stay still.”</text:p>
      <text:p text:style-name="P27"/>
      <text:h text:style-name="P35" text:outline-level="3"><text:span text:style-name="Strong_20_Emphasis">Osric Thorn</text:span></text:h>
      <text:p text:style-name="P2">They are directed to the town hall before nightfall.</text:p>
      <text:p text:style-name="P2">It is not grand, but it is solid—stone and wood built to endure winters, not sieges. Inside, maps line the walls, many marked and re-marked, corners curling with use.</text:p>
      <text:p text:style-name="P2">The man waiting for them does not rise immediately.</text:p>
      <text:p text:style-name="P2">Gray-bearded. Broad-shouldered. Eyes sharp in a way that speaks of long roads and hard lessons.</text:p>
      <text:p text:style-name="P2">“Osric Thorn,” he says at last. “Mayor now. Adventurer once.”</text:p>
      <text:p text:style-name="P2">His gaze moves over them, measuring without insult.</text:p>
      <text:p text:style-name="P2">“What brings you down from the high road?”</text:p>
      <text:p text:style-name="P2">Yori answers without embellishment. He speaks of travel. Of patrols. Of signs that something is moving through the mountains.</text:p>
      <text:p text:style-name="P2">He does <text:span text:style-name="Emphasis">not</text:span> speak of ruins.<text:line-break/>He does <text:span text:style-name="Emphasis">not</text:span> speak of blades.</text:p>
      <text:p text:style-name="P2">Osric listens in silence, fingers steepled, eyes narrowing slightly at familiar details.</text:p>
      <text:p text:style-name="P2">When Yori finishes, Osric exhales slowly.</text:p>
      <text:p text:style-name="P2">“You’re not the first,” he says. “And you won’t be the last.”</text:p>
      <text:p text:style-name="P27"/>
      <text:h text:style-name="P35" text:outline-level="3"><text:span text:style-name="Strong_20_Emphasis">What Frostholm Knows</text:span></text:h>
      <text:p text:style-name="P2">Osric gestures to the maps. Several routes are crossed out in charcoal. Others are circled, annotated, abandoned again.</text:p>
      <text:p text:style-name="P2">“Travelers disappearing. Lights where there shouldn’t be any. Patrols that don’t fly banners until they think no one’s watching.” He rubs at his temple. “Hobgoblins are involved. That much is certain. Why they’re here is not.”</text:p>
      <text:p text:style-name="P2">He looks directly at them now.</text:p>
      <text:p text:style-name="P2">“This town sits on a crossroads people stopped trusting,” he continues. “Trade slows. Rumors grow. Fear does the rest.”</text:p>
      <text:p text:style-name="P2"><text:soft-page-break/>Yori meets his gaze. “You want answers.”</text:p>
      <text:p text:style-name="P2">“I want patterns,” Osric replies. “And people who know how to survive long enough to notice them.”</text:p>
      <text:p text:style-name="P27"/>
      <text:h text:style-name="P35" text:outline-level="3"><text:span text:style-name="Strong_20_Emphasis">An Uneasy Agreement</text:span></text:h>
      <text:p text:style-name="P2">Osric offers what he can: supplies at cost, a place to stay, quiet access to what information Frostholm has managed to gather without provoking the wrong kind of attention.</text:p>
      <text:p text:style-name="P2">“In return,” he says evenly, “you keep your eyes open. You tell me what you see. And you don’t stir things unless you’re sure you can finish them.”</text:p>
      <text:p text:style-name="P2">Yori and Nami exchange a glance.</text:p>
      <text:p text:style-name="P2">They nod.</text:p>
      <text:p text:style-name="P27"/>
      <text:h text:style-name="P35" text:outline-level="3"><text:span text:style-name="Strong_20_Emphasis">The Hermit</text:span></text:h>
      <text:p text:style-name="P2">“There is one more thing,” Osric adds after a moment.</text:p>
      <text:p text:style-name="P2">He hesitates—not out of doubt, but consideration.</text:p>
      <text:p text:style-name="P2">“There’s a man who lives west of town, at the edge of the lower forest. Keeps to himself. Knows these mountains better than most, because he listens more than he speaks.” A faint frown crosses his face. “Name’s Alaric. Some call him eccentric. Some call him mad.”</text:p>
      <text:p text:style-name="P2">Osric shrugs. “I call him observant.”</text:p>
      <text:p text:style-name="P2">Nami tilts her head. “And he’s seen something?”</text:p>
      <text:p text:style-name="P2">Osric’s mouth tightens. “If anyone has, it’s him.”</text:p>
      <text:p text:style-name="P27"/>
      <text:h text:style-name="P35" text:outline-level="3"><text:span text:style-name="Strong_20_Emphasis">Night in Frostholm</text:span></text:h>
      <text:p text:style-name="P2">Later, as night settles over the town, Yori watches a patrol pass beneath their window.</text:p>
      <text:p text:style-name="P2">Not town guards.</text:p>
      <text:p text:style-name="P2">Different armor. Different rhythm.</text:p>
      <text:p text:style-name="P2">Quiet.</text:p>
      <text:p text:style-name="P2">Nami joins him, following his gaze.</text:p>
      <text:p text:style-name="P2">“They’re here too,” she says.</text:p>
      <text:p text:style-name="P2">Yori nods. “Just not loudly.”</text:p>
      <text:p text:style-name="P2">The mountains loom dark beyond the walls, patient and unyielding.</text:p>
      <text:p text:style-name="P2">Frostholm does not hold answers.</text:p>
      <text:p text:style-name="P2">But it holds threads.</text:p>
      <text:p text:style-name="P2">And somewhere beyond the trees, a hermit watches the same roads, waiting to see who dares walk them next.</text:p>
      <text:p text:style-name="P2"/>
      <text:p text:style-name="P27"/>
      <text:h text:style-name="P28" text:outline-level="2"><text:soft-page-break/><text:span text:style-name="Strong_20_Emphasis">Chapter 9 — The Man Who Watches the Mountains</text:span></text:h>
      <text:p text:style-name="P2">Morning comes slowly in Frostholm.</text:p>
      <text:p text:style-name="P2">Mist clings low to the ground as Yori and Nami leave the town behind, following a narrow path that winds west toward the lower forest. The road is barely a road at all—more a suggestion worn into the earth by years of careful passage.</text:p>
      <text:p text:style-name="P2">The air grows colder the farther they walk.</text:p>
      <text:p text:style-name="P2">Not sharper.<text:line-break/>Heavier.</text:p>
      <text:p text:style-name="P2">The trees here lean inward, branches twisted as though shaped by wind that no longer blows. Moss coats the trunks thickly, swallowing old carvings and half-forgotten trail marks.</text:p>
      <text:p text:style-name="P2">“This forest listens,” Nami says quietly.</text:p>
      <text:p text:style-name="P2">Yori nods. He feels it too—the sense of being measured rather than watched.</text:p>
      <text:p text:style-name="P27"/>
      <text:h text:style-name="P35" text:outline-level="3"><text:span text:style-name="Strong_20_Emphasis">The Cabin</text:span></text:h>
      <text:p text:style-name="P2">Alaric’s cabin appears suddenly, tucked into a natural hollow between stone and root. Smoke curls lazily from the chimney, thin and gray. The structure itself looks older than it should be, patched and repaired many times over with whatever the land allowed.</text:p>
      <text:p text:style-name="P2">Before they can knock, the door creaks open.</text:p>
      <text:p text:style-name="P2">The man standing there is smaller than Yori expects, wrapped in layered furs and threadbare cloth. His hair is wild, his beard untrimmed—but his eyes are sharp, alert, unsettlingly aware.</text:p>
      <text:p text:style-name="P2">“You took the high road,” Alaric says. Not a question.</text:p>
      <text:p text:style-name="P2">Yori pauses. “We did.”</text:p>
      <text:p text:style-name="P2">Alaric studies them both, gaze lingering just long enough to be uncomfortable. “Then you didn’t come here by accident.”</text:p>
      <text:p text:style-name="P2">He steps aside.</text:p>
      <text:p text:style-name="P2">“Come in. Before the trees decide they don’t like you.”</text:p>
      <text:p text:style-name="P27"/>
      <text:h text:style-name="P35" text:outline-level="3"><text:span text:style-name="Strong_20_Emphasis">A Man Who Does Not Guess</text:span></text:h>
      <text:p text:style-name="P2">Inside, the cabin is cluttered but deliberate. Maps hang from pegs, some annotated, some scratched out entirely. Stones, feathers, fragments of pottery, and broken charms line the shelves—not displayed, but <text:span text:style-name="Emphasis">cataloged</text:span>.</text:p>
      <text:p text:style-name="P2">Alaric pours water into a kettle already warm.</text:p>
      <text:p text:style-name="P2">“You’re not from Frostholm,” he says. “But you’re not tourists either.”</text:p>
      <text:p text:style-name="P2">Yori explains what he can. The road. The patrols. The ruins. The symbols that repeat without explanation.</text:p>
      <text:p text:style-name="P2">He does not mention blades.<text:line-break/>He does not mention names.</text:p>
      <text:p text:style-name="P2">Alaric listens without interruption.</text:p>
      <text:p text:style-name="P2">When Yori finishes, the hermit does not reach for a book.</text:p>
      <text:p text:style-name="P2">He reaches for a map.</text:p>
      <text:p text:style-name="P27"><text:soft-page-break/></text:p>
      <text:h text:style-name="P35" text:outline-level="3"><text:span text:style-name="Strong_20_Emphasis">Patterns, Not Names</text:span></text:h>
      <text:p text:style-name="P2">Alaric spreads the map across the table, weighting the corners with stone.</text:p>
      <text:p text:style-name="P2">“These,” he says, tapping several points in the mountains, “are where people go missing.”</text:p>
      <text:p text:style-name="P2">He taps another. “These are where lights appear.”</text:p>
      <text:p text:style-name="P2">Another. “These are where old foundations are being disturbed.”</text:p>
      <text:p text:style-name="P2">His finger moves again.</text:p>
      <text:p text:style-name="P2">“These places don’t line up,” Nami observes.</text:p>
      <text:p text:style-name="P2">“No,” Alaric agrees. “They <text:span text:style-name="Emphasis">orbit</text:span>.”</text:p>
      <text:p text:style-name="P2">Yori frowns. “Orbit what?”</text:p>
      <text:p text:style-name="P2">Alaric’s eyes lift slowly.</text:p>
      <text:p text:style-name="P2">“Something that does not want to be named too early.”</text:p>
      <text:p text:style-name="P27"/>
      <text:h text:style-name="P35" text:outline-level="3"><text:span text:style-name="Strong_20_Emphasis">The Thing Beneath the Stories</text:span></text:h>
      <text:p text:style-name="P2">Alaric rises and crosses to a shelf, removing a thin, battered journal. He does not open it.</text:p>
      <text:p text:style-name="P2">“People like answers,” he says. “Names. Shapes. Monsters they can draw on paper and feel brave about.”</text:p>
      <text:p text:style-name="P2">He sets the journal down untouched.</text:p>
      <text:p text:style-name="P2">“What’s stirring in these mountains isn’t a creature you fight once and forget. It’s older than banners. Older than the roads you followed. It’s been buried, uncovered, buried again—each time by people who thought they understood it.”</text:p>
      <text:p text:style-name="P2">Nami’s voice is steady. “And the hobgoblins?”</text:p>
      <text:p text:style-name="P2">Alaric snorts softly. “Tools. Sometimes worshippers. Sometimes victims. Sometimes neither.”</text:p>
      <text:p text:style-name="P2">He meets their gaze squarely.</text:p>
      <text:p text:style-name="P2">“Whatever it is, it doesn’t move alone.”</text:p>
      <text:p text:style-name="P27"/>
      <text:h text:style-name="P35" text:outline-level="3"><text:span text:style-name="Strong_20_Emphasis">A Warning, Not a Quest</text:span></text:h>
      <text:p text:style-name="P2">Yori leans forward. “Then what are we supposed to do?”</text:p>
      <text:p text:style-name="P2">Alaric considers him carefully.</text:p>
      <text:p text:style-name="P2">“You’re already doing it,” he says. “You’re noticing. You’re surviving. You’re not rushing to the center of a story you don’t understand yet.”</text:p>
      <text:p text:style-name="P2">He gestures toward the mountains beyond the window.</text:p>
      <text:p text:style-name="P2">“Others are searching for power. You’re searching for meaning. That difference will keep you alive.”</text:p>
      <text:p text:style-name="P2">Nami exhales slowly. “For now.”</text:p>
      <text:p text:style-name="P2">“For now,” Alaric agrees.</text:p>
      <text:p text:style-name="P27"/>
      <text:h text:style-name="P35" text:outline-level="3"><text:soft-page-break/><text:span text:style-name="Strong_20_Emphasis">What He Gives Them</text:span></text:h>
      <text:p text:style-name="P2">Alaric does not hand them a relic.<text:line-break/>He does not bless them.<text:line-break/>He does not give them a list of tasks.</text:p>
      <text:p text:style-name="P2">Instead, he marks three locations on their map—<text:span text:style-name="Emphasis">not destinations</text:span>, but <text:span text:style-name="Strong_20_Emphasis">warnings</text:span>.</text:p>
      <text:p text:style-name="P2">“Places to avoid,” he says. “Places to watch. Places where the land remembers being wounded.”</text:p>
      <text:p text:style-name="P2">He pauses, then adds one final mark—lower, closer to settled roads.</text:p>
      <text:p text:style-name="P2">“Go there when you’re ready to hear lies told comfortably,” he says. “Cities are good for that.”</text:p>
      <text:p text:style-name="P2">Yori studies the mark. “And when do we come back?”</text:p>
      <text:p text:style-name="P2">Alaric’s expression softens, just a fraction.</text:p>
      <text:p text:style-name="P2">“When the mountains start watching <text:span text:style-name="Emphasis">you</text:span> instead.”</text:p>
      <text:p text:style-name="P27"/>
      <text:h text:style-name="P35" text:outline-level="3"><text:span text:style-name="Strong_20_Emphasis">Leaving the Hermit</text:span></text:h>
      <text:p text:style-name="P2">Outside, the forest feels less oppressive—but no less aware.</text:p>
      <text:p text:style-name="P2">As they walk back toward Frostholm, Nami glances over her shoulder once.</text:p>
      <text:p text:style-name="P2">“He knows more,” she says.</text:p>
      <text:p text:style-name="P2">“Yes,” Yori replies. “And he knows why not to say it.”</text:p>
      <text:p text:style-name="P2">Above them, clouds gather over the peaks.</text:p>
      <text:p text:style-name="P2">The thing beneath the stories remains unnamed.</text:p>
      <text:p text:style-name="P2">And the Red Ravens, somewhere higher up the slopes, continue their careful, quiet search.</text:p>
      <text:p text:style-name="P37"><text:span text:style-name="Strong_20_Emphasis"><text:line-break/>Chapter 10 — What Is Earned, and What Must Be Left Behind</text:span></text:p>
      <text:p text:style-name="P2">Time settles differently in Frostholm.</text:p>
      <text:p text:style-name="P2">Days turn into weeks without ceremony, measured not by dates but by completed tasks, shared meals, and roads made safer one problem at a time. Yori and Nami become familiar figures in the town—faces people recognize before they remember names.</text:p>
      <text:p text:style-name="P2">They take work where it’s needed.</text:p>
      <text:p text:style-name="P2">An abandoned mine where something has nested too deep to be natural.<text:line-break/>A stretch of road haunted more by fear than ghosts—until it isn’t.<text:line-break/>A farmhouse whose heirloom never stayed buried the first time.<text:line-break/>A Red Raven scouting camp dismantled quietly, without banners or witnesses.</text:p>
      <text:p text:style-name="P2">Some jobs pay well.<text:line-break/>Some don’t pay at all.</text:p>
      <text:p text:style-name="P2">They take those anyway.</text:p>
      <text:p text:style-name="P27"/>
      <text:h text:style-name="P35" text:outline-level="3"><text:span text:style-name="Strong_20_Emphasis">Becoming Known</text:span></text:h>
      <text:p text:style-name="P2">Trust does not arrive all at once.</text:p>
      <text:p text:style-name="P2"><text:soft-page-break/>It comes in nods instead of stares. In mugs set down without being watched. In shopkeepers who stop counting inventory the moment Yori turns his back.</text:p>
      <text:p text:style-name="P2">Nami helps where she can—listening, cooking, mending, calming tensions that have nothing to do with monsters or soldiers. Yori handles the rougher edges, stepping in when confidence needs teeth behind it.</text:p>
      <text:p text:style-name="P2">The town breathes a little easier.</text:p>
      <text:p text:style-name="P2">That makes the shadows feel heavier.</text:p>
      <text:p text:style-name="P27"/>
      <text:h text:style-name="P35" text:outline-level="3"><text:span text:style-name="Strong_20_Emphasis">The Weight of Staying</text:span></text:h>
      <text:p text:style-name="P2">One evening, long after the market has closed, Yori stands by the window of the mayor’s study. Frostholm is quiet below—too quiet for a place that’s learned to feel safe again.</text:p>
      <text:p text:style-name="P2">“They’re adjusting,” he says softly. “The Ravens. We’ve disrupted them.”</text:p>
      <text:p text:style-name="P2">Nami sits across from him, hands folded around a cooling mug. “Which means they’ll notice us sooner rather than later.”</text:p>
      <text:p text:style-name="P2">Neither of them says the next part.</text:p>
      <text:p text:style-name="P2">If the Ravens come openly, Frostholm will pay the price.</text:p>
      <text:p text:style-name="P2">Yori turns from the window. “We can’t stay.”</text:p>
      <text:p text:style-name="P2">Nami closes her eyes briefly, then nods. “Then we tell Osric.”</text:p>
      <text:p text:style-name="P27"/>
      <text:h text:style-name="P35" text:outline-level="3"><text:span text:style-name="Strong_20_Emphasis">Osric Thorn, Once More</text:span></text:h>
      <text:p text:style-name="P2">Osric listens without interrupting.</text:p>
      <text:p text:style-name="P2">He doesn’t argue.<text:line-break/>He doesn’t protest.<text:line-break/>He doesn’t pretend he hadn’t already come to the same conclusion.</text:p>
      <text:p text:style-name="P2">When Yori finishes, Osric exhales slowly and leans back in his chair.</text:p>
      <text:p text:style-name="P2">“I was wondering how long it would take you to say it out loud,” he admits.</text:p>
      <text:p text:style-name="P2">He stands, crossing the room to clasp Yori’s forearm, then Nami’s.</text:p>
      <text:p text:style-name="P2">“This town owes you more than it can pay,” Osric says evenly. “And more than it should ever ask you to risk.”</text:p>
      <text:p text:style-name="P2">There’s a pause. Then, with a faint smile:</text:p>
      <text:p text:style-name="P2">“The little Vulpiri especially.”</text:p>
      <text:p text:style-name="P27"/>
      <text:h text:style-name="P35" text:outline-level="3"><text:span text:style-name="Strong_20_Emphasis">No One Is Surprised</text:span></text:h>
      <text:p text:style-name="P2">Nami blinks. “You… knew?”</text:p>
      <text:p text:style-name="P38">Osric chuckles quietly. “Not at first,” Osric admits. “At first, you were just two Half-Elves who didn’t move like Half-Elves.” <text:s/>He lifts a hand before she can speak. “But Frostholm keeps old records. Old habits. And I’ve walked enough roads to recognize when a story doesn’t quite fit the cover it’s wearing.” </text:p>
      <text:p text:style-name="P2">He shrugs. “Frostholm’s seen worse secrets. And better ones.”</text:p>
      <text:p text:style-name="P2">He adds, dryly, “Though a few shiny things <text:span text:style-name="Emphasis">have</text:span> gone missing over the weeks.”</text:p>
      <text:p text:style-name="P2"><text:soft-page-break/>Yori winces.<text:line-break/>Nami covers her mouth, mortified.</text:p>
      <text:p text:style-name="P2">Osric waves it off. “Consider it the town’s contribution.”</text:p>
      <text:p text:style-name="P27"/>
      <text:h text:style-name="P35" text:outline-level="3"><text:span text:style-name="Strong_20_Emphasis">No Illusions Needed</text:span></text:h>
      <text:p text:style-name="P2">That night, there’s no ceremony.</text:p>
      <text:p text:style-name="P2">No crowd.</text:p>
      <text:p text:style-name="P2">Just a small gathering in the common hall—Osric, a few guards, the baker, the innkeeper, and those who have learned when silence is kindness.</text:p>
      <text:p text:style-name="P2">Yori and Nami let the illusion fall.</text:p>
      <text:p text:style-name="P2">Not dramatically.</text:p>
      <text:p text:style-name="P2">Simply.</text:p>
      <text:p text:style-name="P2">Fox-like features emerge. Tails flick once, uncertain, then settle. Their true forms stand where they always have—just no longer hidden.</text:p>
      <text:p text:style-name="P2">Osric raises a tankard.</text:p>
      <text:p text:style-name="P2">“There you are,” he says warmly. “Be proud of who you are. You’ve done more good here than most who never hid a thing.”</text:p>
      <text:p text:style-name="P2">The toast is returned quietly.</text:p>
      <text:p text:style-name="P2">With respect.</text:p>
      <text:p text:style-name="P27"/>
      <text:h text:style-name="P35" text:outline-level="3"><text:span text:style-name="Strong_20_Emphasis">Gifts, Not Rewards</text:span></text:h>
      <text:p text:style-name="P2">Osric presses two gold coins into their hands the next morning.</text:p>
      <text:p text:style-name="P2">“I wish it were more,” he says. “But this town’s still rebuilding.”</text:p>
      <text:p text:style-name="P2">Yori starts to refuse.</text:p>
      <text:p text:style-name="P2">Osric stops him with a look. “Take it. Not as payment. As acknowledgment.”</text:p>
      <text:p text:style-name="P2">As they walk through Frostholm one last time, the town notices. No one gasps. No one reaches for steel. A few nod, as if something has finally aligned. Not with fear. With gratitude.</text:p>
      <text:p text:style-name="P2">Small gifts appear—carved foxes, wrapped bread, bundles of dried herbs. The baker presses two sacks of blueberries into Nami’s arms.</text:p>
      <text:p text:style-name="P2">“I <text:span text:style-name="Emphasis">knew</text:span> it,” he laughs. “Every time they went missing.” Nami laughs too, then hugs him hard.</text:p>
      <text:p text:style-name="P2"><text:span text:style-name="T7">T</text:span>he truth changes nothing. The work they did already mattered more. </text:p>
      <text:p text:style-name="P27"/>
      <text:h text:style-name="P35" text:outline-level="3"><text:span text:style-name="Strong_20_Emphasis">Leaving the Gate</text:span></text:h>
      <text:p text:style-name="P2">At the gates, the guards strike their spears against stone—not in salute, but in thanks. The doors swing wide.</text:p>
      <text:p text:style-name="P2">Yori and Nami pause, turning back once.</text:p>
      <text:p text:style-name="P2">Frostholm stands steady behind them.</text:p>
      <text:p text:style-name="P2">Safe—for now.</text:p>
      <text:p text:style-name="P2"><text:soft-page-break/>Outside the walls, they allow the illusion to return. Half-elf shapes once more, blending into the road ahead.</text:p>
      <text:p text:style-name="P2">They travel for days after that.</text:p>
      <text:p text:style-name="P2">Maybe longer.</text:p>
      <text:p text:style-name="P2">Time blurs, as it does for Vulpiri. The road stretches forward, quiet and uncertain, leading toward places they haven’t named yet.</text:p>
      <text:p text:style-name="P2">Behind them, Frostholm continues on.</text:p>
      <text:p text:style-name="P2">And somewhere far above, Red Ravens adjust their search patterns again. The hunt does not end. But neither does the kindness they leave behind.</text:p>
      <text:p text:style-name="P37"><text:span text:style-name="Strong_20_Emphasis"/></text:p>
      <text:h text:style-name="P28" text:outline-level="2"><text:span text:style-name="Strong_20_Emphasis">Chapter 10 — Oakmere</text:span></text:h>
      <text:p text:style-name="P2">The road softens long before the village appears.</text:p>
      <text:p text:style-name="P2">Stone gives way to packed earth. Pine thins into broadleaf. The air carries the scent of water and growing things instead of iron and snow. By the time Yori and Nami crest the final rise, the tension they’ve learned to wear like a second skin has already begun to loosen.</text:p>
      <text:p text:style-name="P2">Oakmere rests below them.</text:p>
      <text:p text:style-name="P2">Not hidden.<text:line-break/>Not fortified.<text:line-break/>Simply <text:span text:style-name="Emphasis">there</text:span>.</text:p>
      <text:p text:style-name="P2">Warm light spills from windows as the sun sinks low, catching on wood and stone and turning the village gold. Smoke curls lazily from chimneys. Laughter drifts between buildings without urgency or fear behind it.</text:p>
      <text:p text:style-name="P2">Nami slows without realizing she has.</text:p>
      <text:p text:style-name="P2">“This place…” she murmurs. “It doesn’t feel like it’s waiting for something to go wrong.”</text:p>
      <text:p text:style-name="P2">Yori watches a child dart across the green, chased by a barking dog and shouted laughter. “That alone makes it rare.”</text:p>
      <text:p text:style-name="P27"/>
      <text:h text:style-name="P35" text:outline-level="3"><text:span text:style-name="Strong_20_Emphasis">A Different Kind of Arrival</text:span></text:h>
      <text:p text:style-name="P2">They enter Oakmere without questions shouted from the gate, without hands tightening on weapons. A few curious glances turn their way—Half-Elves traveling together always draw some notice—but no suspicion lingers long.</text:p>
      <text:p text:style-name="P2">Here, strangers are measured by how they behave once they arrive.</text:p>
      <text:p text:style-name="P2">The village is modest but well kept. Homes cluster naturally along the creek’s curve. Gardens spill beyond their boundaries, shared rather than fenced. Wild blueberry bushes grow thick at the village’s edge, heavy with fruit.</text:p>
      <text:p text:style-name="P2">Nami plucks one as they pass.</text:p>
      <text:p text:style-name="P2">Sweet. Real.</text:p>
      <text:p text:style-name="P2">She smiles.</text:p>
      <text:p text:style-name="P2"/>
      <text:h text:style-name="P11" text:outline-level="2"><text:soft-page-break/><text:span text:style-name="Strong_20_Emphasis">Between Roads and Roots</text:span></text:h>
      <text:p text:style-name="P2">Oakmere reveals itself properly at night.</text:p>
      <text:p text:style-name="P2">Warm light spills from the tavern windows, amber against the darkening street. Laughter drifts through the open door, mingling with the smell of stew and baked bread. After months—years—of measuring every room for exits and threats, the sound lands gently instead of sharply.</text:p>
      <text:p text:style-name="P2">Yori pauses at the threshold.</text:p>
      <text:p text:style-name="P2">Nami doesn’t.</text:p>
      <text:p text:style-name="P2">She steps inside as if the place has been waiting for her.</text:p>
      <text:p text:style-name="P27"/>
      <text:h text:style-name="P35" text:outline-level="3"><text:span text:style-name="Strong_20_Emphasis">The First Warm Meal</text:span></text:h>
      <text:p text:style-name="P2">The tavern is full but not crowded. Low beams. Broad tables worn smooth by generations of elbows. A fire crackles near the center, its heat honest and unguarded.</text:p>
      <text:p text:style-name="P2">Half-Elves aren’t uncommon here. Neither are strangers.</text:p>
      <text:p text:style-name="P2">A Hobgoblin stands behind the bar, broad-shouldered, sleeves rolled, a crescent moon burned into the ale barrels behind him. He looks up as they enter.</text:p>
      <text:p text:style-name="P2">“Evenin’,” he says easily. “Find yourselves a seat.”</text:p>
      <text:p text:style-name="P2">Nami hesitates—just a flicker—then follows Yori to a small booth tucked near the wall. The bench is cushioned. The table doesn’t wobble.</text:p>
      <text:p text:style-name="P2">That alone feels like luxury.</text:p>
      <text:p text:style-name="P2">They order without thinking. Stew. Bread. Ale.</text:p>
      <text:p text:style-name="P2">When the bowls arrive, steam curls upward, rich with herbs and slow-cooked meat. Nami inhales sharply.</text:p>
      <text:p text:style-name="P2">Her ears—hidden, illusion intact—would have twitched if she let them.</text:p>
      <text:p text:style-name="P2">She tastes the stew.</text:p>
      <text:p text:style-name="P2">Then eats half the bowl before Yori has even lifted his spoon.</text:p>
      <text:p text:style-name="P2">Yori watches her, something tight in his chest easing without permission.</text:p>
      <text:p text:style-name="P27"/>
      <text:h text:style-name="P35" text:outline-level="3"><text:span text:style-name="Strong_20_Emphasis">The Ale</text:span></text:h>
      <text:p text:style-name="P2">Nami lifts her tankard next.</text:p>
      <text:p text:style-name="P2">Takes a sip.</text:p>
      <text:p text:style-name="P2">Freezes.</text:p>
      <text:p text:style-name="P2">Her eyes widen, then soften in a way Yori hasn’t seen in a long time.</text:p>
      <text:p text:style-name="P2">“…that’s Brunn’s,” she says quietly.</text:p>
      <text:p text:style-name="P2">Yori glances at the barrels again. The crescent moon burned deep into the wood.</text:p>
      <text:p text:style-name="P2">Of course it is.</text:p>
      <text:p text:style-name="P2">Nami melts into the booth, tension draining from her shoulders like water from a cracked cup. As if on cue, <text:span text:style-name="Strong_20_Emphasis">Mr. Pickles</text:span> noses his way out of her hood, pushing the fabric down until it slips entirely.</text:p>
      <text:p text:style-name="P2">The tiny squirrel stands tall on the table, one paw resting on his miniature katana.</text:p>
      <text:p text:style-name="P2"><text:soft-page-break/>Yori doesn’t stop him.</text:p>
      <text:p text:style-name="P2">For the first time in years, neither does Nami.</text:p>
      <text:p text:style-name="P27"/>
      <text:h text:style-name="P35" text:outline-level="3"><text:span text:style-name="Strong_20_Emphasis">Not All Hobgoblins</text:span></text:h>
      <text:p text:style-name="P2">A shadow falls across their table.</text:p>
      <text:p text:style-name="P2">“Mind if I bring you another?” a deep, calm voice asks.</text:p>
      <text:p text:style-name="P2">Yori looks up. It’s the Hobgoblin from the bar, tankard in hand, eyes warm rather than wary.</text:p>
      <text:p text:style-name="P2">Mr. Pickles bristles instantly.</text:p>
      <text:p text:style-name="P2">The Hobgoblin chuckles, raising his hands. “Ah—sorry, little one. Didn’t mean to startle you.”</text:p>
      <text:p text:style-name="P2">Nami smiles, soft and certain. “Buddy,” she says gently, “we’re safe here.”</text:p>
      <text:p text:style-name="P2">Mr. Pickles considers this. Slowly lowers his guard.</text:p>
      <text:p text:style-name="P2">The Hobgoblin nods solemnly. “Very well.” He pauses. “I’ll bring something for the little one too.”</text:p>
      <text:p text:style-name="P2">Yori realizes his tankard is empty.</text:p>
      <text:p text:style-name="P2">He hadn’t noticed drinking it.</text:p>
      <text:p text:style-name="P27"/>
      <text:h text:style-name="P35" text:outline-level="3"><text:span text:style-name="Strong_20_Emphasis">Home, Spoken Aloud</text:span></text:h>
      <text:p text:style-name="P2">The Hobgoblin returns with fresh ales, warm cider to cut the night’s chill, and a small bowl set carefully in front of Mr. Pickles—mixed seeds and nuts, heavy on walnuts.</text:p>
      <text:p text:style-name="P2">“On the house,” he says easily.</text:p>
      <text:p text:style-name="P2">He studies them for a moment, then asks, “So. What’s y’all’s story?”</text:p>
      <text:p text:style-name="P2">Yori opens his mouth.</text:p>
      <text:p text:style-name="P2">Stops.</text:p>
      <text:p text:style-name="P2">His gaze drifts to Nami.</text:p>
      <text:p text:style-name="P2">She’s laughing now—really laughing—listening to a story from the next table, cheeks flushed, eyes bright. For the first time in longer than he can remember, <text:span text:style-name="Emphasis">his</text:span> Nami is back.</text:p>
      <text:p text:style-name="P2">Not surviving.</text:p>
      <text:p text:style-name="P2">Living.</text:p>
      <text:p text:style-name="P2">“We’re lookin’…” Yori starts.</text:p>
      <text:p text:style-name="P2">The words catch.</text:p>
      <text:p text:style-name="P2">“…for…”</text:p>
      <text:p text:style-name="P2">He exhales.</text:p>
      <text:p text:style-name="P2">“…home.”</text:p>
      <text:p text:style-name="P2">Nami hears him. Turns. Says nothing.</text:p>
      <text:p text:style-name="P2">She just nods, smiling wider.</text:p>
      <text:p text:style-name="P2">The Hobgoblin lifts his tankard in quiet understanding and moves on.</text:p>
      <text:p text:style-name="P27"/>
      <text:h text:style-name="P35" text:outline-level="3"><text:soft-page-break/><text:span text:style-name="Strong_20_Emphasis">A Place to Stay</text:span></text:h>
      <text:p text:style-name="P2">When Yori goes to pay, the Hobgoblin shakes his head.</text:p>
      <text:p text:style-name="P2">“Seeing her like that?” He gestures vaguely toward Nami. “Worth it.”</text:p>
      <text:p text:style-name="P2">Yori sighs, amused and grateful. “Very well. Wasn’t expecting that.”</text:p>
      <text:p text:style-name="P2">“I know weary travelers when I see ’em.”</text:p>
      <text:p text:style-name="P2">Yori hesitates, then asks, “How about rooms? For… not sure how long.”</text:p>
      <text:p text:style-name="P2">The Hobgoblin grins. “That’s a deal.”</text:p>
      <text:p text:style-name="P2">He slides a key across the bar.</text:p>
      <text:p text:style-name="P27"/>
      <text:h text:style-name="P35" text:outline-level="3"><text:span text:style-name="Strong_20_Emphasis">The Room</text:span></text:h>
      <text:p text:style-name="P2">The room upstairs is small.</text:p>
      <text:p text:style-name="P2">Perfectly so.</text:p>
      <text:p text:style-name="P2">A fireplace anchors the space, embers already glowing. A table and two chairs sit by the window. A strongbox rests in the corner. The door is solid oak—with a heavy bar that can be set in place.</text:p>
      <text:p text:style-name="P2">Yori bars it out of habit.</text:p>
      <text:p text:style-name="P2">Then pauses.</text:p>
      <text:p text:style-name="P2">For the first time in a long while, it feels optional.</text:p>
      <text:p text:style-name="P2">They sit together by the fire, listening to the tavern’s low murmur below.</text:p>
      <text:p text:style-name="P2">Still alert.</text:p>
      <text:p text:style-name="P2">Still careful.</text:p>
      <text:p text:style-name="P2">But safe.</text:p>
      <text:p text:style-name="P27"/>
      <text:h text:style-name="P28" text:outline-level="2"><text:span text:style-name="Strong_20_Emphasis">Putting Down Roots </text:span></text:h>
      <text:p text:style-name="P2">Oakmere doesn’t demand permanence.</text:p>
      <text:p text:style-name="P2">It allows it.</text:p>
      <text:p text:style-name="P2">Days turn into weeks. Weeks into seasons.</text:p>
      <text:p text:style-name="P2">Nami helps in the tavern kitchen at first “just to lend a hand.” Soon, people start coming in on the nights she cooks. The Hobgoblin—Grun—pretends not to notice the difference.</text:p>
      <text:p text:style-name="P2">Yori repairs a broken clasp for a farmer’s wife. Then a ring. Then a family heirloom no one thought could be saved.</text:p>
      <text:p text:style-name="P2">Coin comes slowly. Trust comes faster.</text:p>
      <text:p text:style-name="P2">They take small jobs. Honest ones. Escort work. Forest clearing. Helping the misfits who don’t quite fit anywhere else.</text:p>
      <text:p text:style-name="P2">Cozy Corner begins as an idea shared over late meals.</text:p>
      <text:p text:style-name="P2">A place for people like them.<text:line-break/>People who are good.<text:line-break/>People who don’t always belong elsewhere.</text:p>
      <text:p text:style-name="P2"><text:soft-page-break/>Oakmere doesn’t question it.</text:p>
      <text:p text:style-name="P2">It just makes room.</text:p>
      <text:p text:style-name="P2"/>
      <text:p text:style-name="P27"/>
      <text:h text:style-name="P35" text:outline-level="3"><text:span text:style-name="Strong_20_Emphasis">Mayor Elias</text:span></text:h>
      <text:p text:style-name="P2">Mayor Elias receives them in a house that looks like it has grown alongside the village rather than been imposed upon it. Ivy climbs the stone walls, and the garden out front is more practical than decorative—herbs, roots, flowers meant for use rather than display.</text:p>
      <text:p text:style-name="P2">Inside, Elias listens.</text:p>
      <text:p text:style-name="P2">Really listens.</text:p>
      <text:p text:style-name="P2">Yori explains their intent carefully. Not urgency. Not desperation. Just a plan—measured, patient, thought through over many roads and many nights by firelight.</text:p>
      <text:p text:style-name="P2">A place to cook.<text:line-break/>A place to gather.<text:line-break/>A place where people can sit without watching the door.</text:p>
      <text:p text:style-name="P2">Oakmere, Yori believes, could use that.</text:p>
      <text:p text:style-name="P2">When Elias leans back, considering, it is not doubt on his face.</text:p>
      <text:p text:style-name="P2">It is recognition.</text:p>
      <text:p text:style-name="P27"/>
      <text:h text:style-name="P35" text:outline-level="3"><text:span text:style-name="Strong_20_Emphasis">The Emerald</text:span></text:h>
      <text:p text:style-name="P2">Yori does not rush the moment.</text:p>
      <text:p text:style-name="P2">He reaches into his pouch and draws out the emerald slowly, letting the late light catch its surface. The stone is flawless, apple-sized, its green deep and alive in a way only carefully worked gems ever become.</text:p>
      <text:p text:style-name="P2">Elias exhales sharply.</text:p>
      <text:p text:style-name="P2">“This,” Yori says evenly, setting it on the desk, “is our payment. For the land. And for the trust we’re asking you to place in us.”</text:p>
      <text:p text:style-name="P2">Elias studies the gem, then looks back at Yori—not at the stone, but at the craftsman who shaped it.</text:p>
      <text:p text:style-name="P2">“That’s worth more than the land,” he says.</text:p>
      <text:p text:style-name="P2">Yori inclines his head. “We know.”</text:p>
      <text:p text:style-name="P2">Silence stretches, then breaks with the sound of a quill being lifted.</text:p>
      <text:p text:style-name="P27"/>
      <text:h text:style-name="P35" text:outline-level="3"><text:span text:style-name="Strong_20_Emphasis">Roots Put to Paper</text:span></text:h>
      <text:p text:style-name="P2">Elias drafts the deed himself.</text:p>
      <text:p text:style-name="P2">The parchment smells of ink and oil. The lines are careful, deliberate. When he writes their names—<text:span text:style-name="Strong_20_Emphasis">Nami Autumnwood</text:span> and <text:span text:style-name="Strong_20_Emphasis">Yori Sunblaze</text:span>—something settles in Yori’s chest that no victory ever has.</text:p>
      <text:p text:style-name="P2">This is not a conquest.</text:p>
      <text:p text:style-name="P2">It is an anchor.</text:p>
      <text:p text:style-name="P2"><text:soft-page-break/>Yori signs with his usual precision, then adds a flourish so subtle it disappears into the calligraphy itself. A symbol only Nami will notice. A promise folded into ink.</text:p>
      <text:p text:style-name="P2">When Elias hands the deed over, his smile is genuine.</text:p>
      <text:p text:style-name="P2">“May it give you peace,” he says simply.</text:p>
      <text:p text:style-name="P27"/>
      <text:h text:style-name="P35" text:outline-level="3"><text:span text:style-name="Strong_20_Emphasis">Becoming Part of the Place</text:span></text:h>
      <text:p text:style-name="P2">They do not build immediately.</text:p>
      <text:p text:style-name="P2">First, they stay.</text:p>
      <text:p text:style-name="P2">They take work.<text:line-break/>They learn names.<text:line-break/>They listen.</text:p>
      <text:p text:style-name="P2">Yori’s skill as a jewel smith spreads quietly—word passed hand to hand, not shouted. He works in a borrowed space near the blacksmith’s forge, repairing old heirlooms, reforging memory into something that can be worn again.</text:p>
      <text:p text:style-name="P2">Each piece tells a story.<text:line-break/>Each story roots him further.</text:p>
      <text:p text:style-name="P2">Nami finds her place more quickly.</text:p>
      <text:p text:style-name="P2">The tavern’s owner welcomes her into the kitchen without ceremony, and before long the smell of her cooking becomes part of Oakmere’s evenings. Meals here are not rushed. People linger. Conversations wander.</text:p>
      <text:p text:style-name="P2">Food becomes a language she doesn’t need to translate.</text:p>
      <text:p text:style-name="P27"/>
      <text:h text:style-name="P35" text:outline-level="3"><text:span text:style-name="Strong_20_Emphasis">Time, Gently</text:span></text:h>
      <text:p text:style-name="P2">Seasons shift.</text:p>
      <text:p text:style-name="P2">Work becomes routine.<text:line-break/>Routine becomes comfort.</text:p>
      <text:p text:style-name="P2">The land beyond the village calls to them too. They walk their fifty acres slowly, learning its moods. Blueberry bushes line the creek’s edge. Water runs clear and cold, singing constantly, softly.</text:p>
      <text:p text:style-name="P2">Nami sits by it often.</text:p>
      <text:p text:style-name="P2">Yori sketches ideas in the dirt beside her.</text:p>
      <text:p text:style-name="P2">Cozy Corner takes shape not as a building, but as a feeling first.</text:p>
      <text:p text:style-name="P27"/>
      <text:h text:style-name="P35" text:outline-level="3"><text:span text:style-name="Strong_20_Emphasis">Home, Chosen</text:span></text:h>
      <text:p text:style-name="P2">By the time they speak the word <text:span text:style-name="Emphasis">home</text:span> aloud, it doesn’t feel dangerous.</text:p>
      <text:p text:style-name="P2">Oakmere does not ask them to explain who they are.<text:line-break/>It does not demand answers they are not ready to give.</text:p>
      <text:p text:style-name="P2">Here, they are simply two Half-Elves who work hard, cook well, craft beautifully, and care for the people around them.</text:p>
      <text:p text:style-name="P2">And for now—</text:p>
      <text:p text:style-name="P2">That is enough.</text:p>
      <text:p text:style-name="P2"><text:soft-page-break/>Beyond the village, the world continues to shift. Roads change. Ravens search.</text:p>
      <text:p text:style-name="P2">But in Oakmere, Yori and Nami lay down roots not because the journey is over—</text:p>
      <text:p text:style-name="P2">—but because they choose to live before continuing it.</text:p>
      <text:h text:style-name="P28" text:outline-level="2"><text:span text:style-name="Strong_20_Emphasis">When a Town Notices You</text:span></text:h>
      <text:p text:style-name="P2">Oakmere wakes slowly.</text:p>
      <text:p text:style-name="P2">Morning light spills through low fog, catching on rooflines and chimney smoke. The village hums—not with urgency, but with routine. Yori notices it immediately. No shouted orders. No armor clatter. Just doors opening, carts rolling, the smell of bread.</text:p>
      <text:p text:style-name="P2">This is a place that expects tomorrow.</text:p>
      <text:p text:style-name="P2">Nami walks beside him, hood loose, steps unhurried. Mr. Pickles rides high on her shoulder, nose twitching at every new scent like the world is a puzzle he intends to solve.</text:p>
      <text:p text:style-name="P2">They spend the first days doing what they do best—helping where it’s needed without being asked.</text:p>
      <text:p text:style-name="P2">A broken footbridge over the creek is reinforced before noon. Yori works the nails and braces with practiced ease while Nami steadies planks and chats with passersby like she’s always lived here. By afternoon, a merchant caravan stalled outside the south road finds its axle repaired, payment refused, thanks accepted.</text:p>
      <text:p text:style-name="P2">That night, the tavern fills early.</text:p>
      <text:p text:style-name="P2">Grun doesn’t ask Nami to cook. He simply leaves the kitchen door open.</text:p>
      <text:p text:style-name="P2">She takes the invitation.</text:p>
      <text:p text:style-name="P2">By the second evening, her stew replaces the house special. By the third, people linger longer. Stories stretch. Laughter sticks.</text:p>
      <text:p text:style-name="P2">Yori notices the barrels again.</text:p>
      <text:p text:style-name="P2">The crescent moon brand. Burned deep. Old work. Careful work.</text:p>
      <text:p text:style-name="P2"><text:span text:style-name="Emphasis">Brunn,</text:span> he thinks.<text:line-break/>Not coincidence. Never coincidence.</text:p>
      <text:p text:style-name="P2">On the fourth day, trouble finds them—but gently.</text:p>
      <text:p text:style-name="P2">A pair of local hunters fail to return from the western woods. Not a crisis. Not yet. But Mayor Elias sends word quietly, not through guards or proclamations.</text:p>
      <text:p text:style-name="P2">A folded note arrives with the morning bread.</text:p>
      <text:p text:style-name="P2">No seal. No demand.</text:p>
      <text:p text:style-name="P2">Just a name.</text:p>
      <text:p text:style-name="P2"><text:span text:style-name="Emphasis">Elias Frostmere</text:span><text:line-break/><text:span text:style-name="Emphasis">Village Hall, when convenient</text:span></text:p>
      <text:p text:style-name="P2">Yori reads it once. Then again.</text:p>
      <text:p text:style-name="P2">Nami watches his face. “That’s not an order.”</text:p>
      <text:p text:style-name="P2">“No,” he agrees. “It’s trust.” They go <text:span text:style-name="T8">to meet the Mayor</text:span>.</text:p>
      <text:p text:style-name="P27"/>
      <text:h text:style-name="P28" text:outline-level="2"><text:soft-page-break/></text:h>
      <text:h text:style-name="P28" text:outline-level="2"/>
      <text:h text:style-name="P28" text:outline-level="2">The Mayor’s First <text:span text:style-name="T9">Quest</text:span></text:h>
      <text:p text:style-name="P2">Elias doesn’t sit behind a desk when they arrive. He pours tea. Listens more than he speaks.</text:p>
      <text:p text:style-name="P2">“You’re not mercenaries,” he says finally. “And you’re not drifters.”</text:p>
      <text:p text:style-name="P2">Yori doesn’t correct him.</text:p>
      <text:p text:style-name="P2">Elias gestures toward the map pinned behind him. “Two hunters. Likely nothing. But I’d rather send people who won’t turn a misunderstanding into a funeral.”</text:p>
      <text:p text:style-name="P2">It’s a simple task.</text:p>
      <text:p text:style-name="P2">Track. Check. Return.</text:p>
      <text:p text:style-name="P2">They do.</text:p>
      <text:p text:style-name="P2">The hunters are found before dusk—shaken, alive, treed by a half-starved mountain beast driven down by something larger. Yori and Nami don’t kill it. They drive it off. Fix the real problem instead: a collapsed den further up the ridge, old stone disturbed recently.</text:p>
      <text:p text:style-name="P2">Red Raven signs. Faint. Careless.</text:p>
      <text:p text:style-name="P2">They don’t mention that part when they return.</text:p>
      <text:p text:style-name="P2">They don’t have to.</text:p>
      <text:p text:style-name="P2">Elias sees it anyway.</text:p>
      <text:p text:style-name="P2">It’s after the report. After the thanks. After Elias pours a second cup. “You’re planning to stay,” he says, not asking. Nami glances at Yori. Yori answers honestly. “If the town will have us.” Elias smiles—small, knowing. “Oakmere has room for people who build more than they take.” That’s when Yori speaks of the land.</text:p>
      <text:p text:style-name="P2">Not as a transaction. As a promise.</text:p>
      <text:p text:style-name="P2">A place outside the village. A place to feed people. A place where travelers don’t have to be alone. A place that keeps the roads alive without sharpening blades.</text:p>
      <text:p text:style-name="P2">Cozy Corner is not pitched.</text:p>
      <text:p text:style-name="P2">It is <text:span text:style-name="Emphasis">offered</text:span>.</text:p>
      <text:p text:style-name="P2">And only then does Yori set the emerald on the table.</text:p>
      <text:p text:style-name="P2"/>
      <text:h text:style-name="P11" text:outline-level="2"/>
      <text:h text:style-name="P11" text:outline-level="2"/>
      <text:h text:style-name="P11" text:outline-level="2"/>
      <text:h text:style-name="P39" text:outline-level="2">Chapter 11: The Cozy Corner</text:h>
      <text:p text:style-name="P2">The clearing does not feel empty.</text:p>
      <text:p text:style-name="P2">Even before the first tent pole is raised, the land seems to recognize them. Oaks stand wide and patient, their roots forming natural boundaries. A narrow creek curves along the eastern edge, its water clear and steady, never rushing, never still.</text:p>
      <text:p text:style-name="P2">Oakmere hums just beyond the trees—close enough to feel, far enough to breathe.</text:p>
      <text:p text:style-name="P2">They start small. On purpose.</text:p>
      <text:p text:style-name="P2">The Cozy Corner begins as a large, weather-worn tent, stitched thick and reinforced at the seams. It goes up in a single afternoon, canvas snapping softly in the breeze. Lantern hooks are set. A fire pit is dug and ringed with stone. Wooden tables follow, then benches smoothed by hand.</text:p>
      <text:p text:style-name="P2">Nami moves through the space like she’s remembering something she hasn’t seen in years.</text:p>
      <text:p text:style-name="P2">Blueberry bushes grow wild along the tree line. She gathers without stripping them bare. Herbs cling to the creek banks, familiar and forgiving. By dusk, the air smells like stew and smoke and bread warming near the fire.</text:p>
      <text:p text:style-name="P2">Yori claims the western edge of the clearing. His workbench is simple—portable, precise. Jewels come later. Repairs first. Rings resized. Clasps mended. Old things made useful again.</text:p>
      <text:p text:style-name="P2">Beside it, he sets two barrels on their sides, boards laid across them to form a bar.</text:p>
      <text:p text:style-name="P2">The crescent moon brand is burned deep into the wood.</text:p>
      <text:p text:style-name="P2">Crescent Moon Brewery.</text:p>
      <text:p text:style-name="P2">Brunn’s work.</text:p>
      <text:p text:style-name="P2">No note. No explanation. Just trust, delivered.</text:p>
      <text:p text:style-name="P2">By the third evening, people begin to come.</text:p>
      <text:p text:style-name="P2">Not crowds. Not curiosity seekers.</text:p>
      <text:p text:style-name="P2">Regulars.</text:p>
      <text:p text:style-name="P2">They sit close to the fire. They talk low. They stay longer than planned.</text:p>
      <text:p text:style-name="P2">The Cozy Corner doesn’t announce itself. It <text:span text:style-name="Emphasis">waits</text:span>.</text:p>
      <text:h text:style-name="P40" text:outline-level="3">The Satchel and the Promise</text:h>
      <text:p text:style-name="P2">The enchanted satchel arrives a week later.</text:p>
      <text:p text:style-name="P2">No fanfare. Just a courier, dusty and grinning, who hands it over with a sealed note and a wink.</text:p>
      <text:p text:style-name="P2">Livvi’s magic hums faintly through the leather—folding space, not crushing it. The tent. The tables. The cookware. Even the fire pit stones can be packed away without strain.</text:p>
      <text:p text:style-name="P2"><text:span text:style-name="Emphasis">For when the road calls again,</text:span> the note reads.<text:line-break/><text:span text:style-name="Emphasis">Until you decide it doesn’t.</text:span></text:p>
      <text:p text:style-name="P2">They don’t talk about the cabin yet.</text:p>
      <text:p text:style-name="P2">But they both see it.</text:p>
      <text:p text:style-name="P2">A long, open hall of wood and stone. Wide doors that fold back to welcome summer air. Fire pits sunk deep for winter nights. A place that doesn’t travel because it doesn’t have to.</text:p>
      <text:h text:style-name="P11" text:outline-level="2"><text:soft-page-break/><text:span text:style-name="Strong_20_Emphasis">Chapter 12: Lanternlight and Quiet Knocks</text:span></text:h>
      <text:p text:style-name="P2">The Cozy Corner breathes.</text:p>
      <text:p text:style-name="P2">Lanterns sway gently beneath the oak branches, their light pooling across rough-hewn tables and the packed earth beneath them. The smell of warm bread, herbs, and simmered stew drifts into the night, carried by the creek’s soft murmur. Laughter rises and falls like a tide—easy, unguarded.</text:p>
      <text:p text:style-name="P2">For the first time in a long while, Yori does not feel the need to count exits.</text:p>
      <text:p text:style-name="P2">He stands near the bar he built himself, polishing a tankard already clean. His eyes wander—not searching for danger, just watching people exist. A pair of traders argue cheerfully over dice. A farmer tells a story he’s told before, and everyone pretends they haven’t heard it. Gromm leans against a post, arms folded, quietly making sure no one gets too bold.</text:p>
      <text:p text:style-name="P2">This place works.</text:p>
      <text:p text:style-name="P2">Across the clearing, Nami moves like she belongs here. She always has—but tonight it’s different. She laughs as she sets down bowls, sleeves rolled, hair loose, cheeks warm from the fire. Someone thanks her. Someone else asks for seconds. She nods, smiling, already thinking three steps ahead.</text:p>
      <text:p text:style-name="P2">Yori watches her and knows—without doubt—that this is what they were searching for when they didn’t yet know how to name it.</text:p>
      <text:p text:style-name="P2">Mr. Pickles perches on the edge of a crate near the firepit, nibbling from his own little bowl. His tiny katana rests within easy reach. Vigilant. Content. Dangerous, in the way only something small and confident can be.</text:p>
      <text:p text:style-name="P2">The night deepens. Guests drift away one by one, voices fading into the trees. Lanterns are dimmed. Plates are stacked. The Cozy Corner exhales.</text:p>
      <text:p text:style-name="P2">Nami wipes her hands on a cloth and leans against the table beside Yori. Their shoulders touch—unspoken, familiar.</text:p>
      <text:p text:style-name="P2">“Good night,” she says softly.</text:p>
      <text:p text:style-name="P2">“A good one,” Yori agrees.</text:p>
      <text:p text:style-name="P2">They’re just about to begin closing the last flap when the forest goes quiet.</text:p>
      <text:p text:style-name="P2">Not silent—quiet.</text:p>
      <text:p text:style-name="P2">No insects. No birds. Even the creek seems to lower its voice.</text:p>
      <text:p text:style-name="P2">Yori feels it first. That old tightening in his chest. Not fear—attention.</text:p>
      <text:p text:style-name="P2">Then comes the sound.</text:p>
      <text:p text:style-name="P2">Boots. Measured. Unhurried.</text:p>
      <text:p text:style-name="P2">A figure steps into the lanternlight from between the trees. Cloaked, travel-worn, hood pulled low. One hand holds a lantern etched with a familiar seal.</text:p>
      <text:p text:style-name="P2">Oakmere’s mark.</text:p>
      <text:p text:style-name="P2">Yori’s posture shifts—not threatening, but ready. Nami straightens beside him, her expression calm, eyes sharp.</text:p>
      <text:p text:style-name="P2">The messenger stops a respectful distance away and lifts the lantern slightly.</text:p>
      <text:p text:style-name="P2">“No trouble,” they say. “Message only.”Yori nods once. “Then speak.” The messenger produces a folded parchment, sealed in green wax. “From Mayor Elias.”</text:p>
      <text:p text:style-name="P2">Nami takes it, fingers warm from the fire. She breaks the seal and reads quietly. Her brow furrows—not with worry, but thought.</text:p>
      <text:p text:style-name="P2"><text:soft-page-break/>“What is it?” Yori asks.</text:p>
      <text:p text:style-name="P2">She hands him the note.</text:p>
      <text:p text:style-name="P41"><text:span text:style-name="Emphasis">Yori Sunblaze. Nami Autumnwood.</text:span><text:line-break/><text:span text:style-name="Emphasis">Your presence in Oakmere has not gone unnoticed.</text:span><text:line-break/><text:span text:style-name="Emphasis">There are matters I would speak of—quiet ones.</text:span><text:line-break/><text:span text:style-name="Emphasis">When you have time. Tomorrow, if possible.</text:span><text:line-break/><text:span text:style-name="Emphasis">—Elias</text:span></text:p>
      <text:p text:style-name="P2">Yori folds the letter carefully.</text:p>
      <text:p text:style-name="P2">The messenger hesitates. “There’s… one more thing. Not official.”</text:p>
      <text:p text:style-name="P2">Nami tilts her head. “Go on.”</text:p>
      <text:p text:style-name="P2">The messenger lowers their voice. “Some folk say they’ve seen ravens on the road again. Watching. Not attacking. Just… counting.”</text:p>
      <text:p text:style-name="P2">That old feeling presses closer now.</text:p>
      <text:p text:style-name="P2">Yori nods. “Thank you.”</text:p>
      <text:p text:style-name="P2">The messenger dips their head and retreats, lanternlight swallowed by the trees.</text:p>
      <text:p text:style-name="P2">For a moment, neither of them speaks.</text:p>
      <text:p text:style-name="P2">The Cozy Corner crackles softly behind them. Warm. Alive.</text:p>
      <text:p text:style-name="P2">Nami exhales. “We knew this wouldn’t last forever.”</text:p>
      <text:p text:style-name="P2">Yori reaches for her hand. “It lasted long enough.”</text:p>
      <text:p text:style-name="P2">She squeezes his fingers. “And it’s still ours.”</text:p>
      <text:p text:style-name="P2">Mr. Pickles chitters once, sharp and decisive, as if punctuating the thought.</text:p>
      <text:p text:style-name="P2">They begin closing up together—methodical, practiced. When the last lantern is dimmed and the satchel secured, they retreat into their tent. The fire inside is low, steady.</text:p>
      <text:p text:style-name="P2">Safe—but not careless.</text:p>
      <text:p text:style-name="P2">Yori bars the door. Nami sets the lantern on the table.</text:p>
      <text:p text:style-name="P2">They sit across from one another, knees touching.</text:p>
      <text:p text:style-name="P2">“Tomorrow,” Nami says.</text:p>
      <text:p text:style-name="P2">“Tomorrow,” Yori agrees.</text:p>
      <text:p text:style-name="P2">Outside, the forest listens.<text:line-break/><text:line-break/><text:line-break/><text:line-break/><text:line-break/><text:line-break/><text:line-break/><text:line-break/></text:p>
      <text:p text:style-name="P42"><text:line-break/></text:p>
      <text:p text:style-name="P42"/>
      <text:p text:style-name="P42"><text:soft-page-break/>The request does not send them into the wilds immediately.</text:p>
      <text:p text:style-name="P2">Oakmere has a way of holding people for just a little longer than they intend.</text:p>
      <text:p text:style-name="P2">That evening, Cozy Corner fills early. Not loud. Not crowded. Just… steady. Lanterns glow low. The fire pit hums. Someone plays a quiet tune on a travel-worn fiddle near the tree line.</text:p>
      <text:p text:style-name="P2">Nami works the cooking fire like she belongs there.</text:p>
      <text:p text:style-name="P2">Yori notices the pattern before she does.</text:p>
      <text:p text:style-name="P2">Three people arrive separately. Sit apart. Order nothing complicated. Leave coins face down.</text:p>
      <text:p text:style-name="P2">They do not speak to each other.</text:p>
      <text:p text:style-name="P2">They do not need to.</text:p>
      <text:p text:style-name="P2">Yori exhales slowly.</text:p>
      <text:p text:style-name="P2">Nami notices that.</text:p>
      <text:p text:style-name="P2">Later — much later — when the last bowls are cleaned and the clearing settles, Nami slides a plate in front of him.</text:p>
      <text:p text:style-name="P2">Roasted roots. Stew. Bread.</text:p>
      <text:p text:style-name="P2">And a beet.</text:p>
      <text:p text:style-name="P2">Bright. Red. Unmissable.</text:p>
      <text:p text:style-name="P2">She watches him.</text:p>
      <text:p text:style-name="P2">Yori looks at it. Looks at her. Then, without complaint, takes a bite.</text:p>
      <text:p text:style-name="P2">She smiles.</text:p>
      <text:p text:style-name="P2">“You’re going to explain,” she says pleasantly.</text:p>
      <text:p text:style-name="P2">He chews. Swallows. “Fair.”</text:p>
      <text:p text:style-name="P2">They sit by the fire. Mr. Pickles curls at Nami’s shoulder, pretending to sleep while very much not doing that.</text:p>
      <text:p text:style-name="P2">“There’s a Rogue Chapter in Oakmere,” Yori says. “Has been for a long time.”</text:p>
      <text:p text:style-name="P2">Nami arches a brow. “And you just <text:span text:style-name="Emphasis">felt</text:span> that?”</text:p>
      <text:p text:style-name="P2">“No,” he admits. “I recognized how they watched. How they paid. The pauses before they spoke.”</text:p>
      <text:p text:style-name="P2">He sighs. “My father was part of it. So was the village. We weren’t… criminals. We were couriers. Eyes. Protectors. We kept roads safe before kingdoms pretended they owned them.”</text:p>
      <text:p text:style-name="P2">Nami listens. Doesn’t interrupt.</text:p>
      <text:p text:style-name="P2">“I didn’t tell you,” he continues, quieter now, “because I didn’t know if it still existed. And because once you step into that world, it doesn’t let go easily.”</text:p>
      <text:p text:style-name="P2">She slides another beet onto his plate.</text:p>
      <text:p text:style-name="P2">He eats it.</text:p>
      <text:p text:style-name="P2">“That better not be all of it,” she says.</text:p>
      <text:p text:style-name="P2">He meets her gaze. Honest. Calm.</text:p>
      <text:p text:style-name="P2">“It isn’t.”</text:p>
      <text:p text:style-name="P2">The fire pops. Somewhere beyond the trees, an owl calls.</text:p>
      <text:p text:style-name="P2"><text:soft-page-break/>Tomorrow, someone will come.</text:p>
      <text:p text:style-name="P2">Not with a notice. Not with a command.</text:p>
      <text:p text:style-name="P2">Just a question.</text:p>
      <text:p text:style-name="P2">And once Yori answers it, Oakmere will no longer be just a place they rest.</text:p>
      <text:p text:style-name="P2">It will be a place that <text:span text:style-name="Emphasis">remembers them</text:span>.</text:p>
      <text:p text:style-name="P2"/>
      <text:p text:style-name="P2"><text:span text:style-name="Strong_20_Emphasis">When the Corner Goes Quiet</text:span></text:p>
      <text:p text:style-name="P2">Oakmere notices before anyone says a word.</text:p>
      <text:p text:style-name="P2">The signs are small, but the village knows them.</text:p>
      <text:p text:style-name="P2">Lanterns are taken down a little earlier. The satchel stays open longer than usual. Yori stops taking new commissions at his workbench, finishing only what’s already promised. Nami begins cooking in larger batches, packing meals meant to last.</text:p>
      <text:p text:style-name="P2">The Cozy Corner doesn’t close suddenly.</text:p>
      <text:p text:style-name="P2">It <text:span text:style-name="Emphasis">prepares</text:span>.</text:p>
      <text:p text:style-name="P2">By the second day, people start bringing things.</text:p>
      <text:p text:style-name="P2">A loaf of bread wrapped in cloth. A jar of dried herbs. A ribbon tied around a wrist, a quiet blessing murmured beneath breath. The village cleric stops by just after dawn, presses two fingers lightly to Yori’s brow, then Nami’s.</text:p>
      <text:p text:style-name="P2">“Come back the way you left,” she says simply.</text:p>
      <text:p text:style-name="P2">They promise nothing.</text:p>
      <text:p text:style-name="P2">They don’t have to.</text:p>
      <text:p text:style-name="P2">By the third evening, the clearing is full.</text:p>
      <text:p text:style-name="P2">Not loud. Not desperate.</text:p>
      <text:p text:style-name="P2">Just… present.</text:p>
      <text:p text:style-name="P2">Gromm sits at the bar, arms folded, tankard untouched. Rusk looms nearby, silent as always. Pim paces between the fire and the tables, wringing her hands, glancing at Nami every few breaths like she might vanish if unobserved.</text:p>
      <text:p text:style-name="P2">Nami kneels beside her. “We’ll be gone a few days.”</text:p>
      <text:p text:style-name="P2">Pim’s ears flatten. “Let <text:span text:style-name="Emphasis">him</text:span> go,” she blurts, jerking a thumb at Yori. “You stay. He comes back.”</text:p>
      <text:p text:style-name="P2">Nami smiles — firm, gentle, unyielding. “We go together.”</text:p>
      <text:p text:style-name="P2">Pim’s shoulders sag. Then she reaches into her pouch and pulls out a small carved charm, rough but deliberate. A fox. Worn smooth where it’s been handled often.</text:p>
      <text:p text:style-name="P2">“My gran made this,” Pim says quickly, as if afraid she’ll lose her nerve. “Kept her safe. She said it worked best when given, not kept.”</text:p>
      <text:p text:style-name="P2">She presses it into Nami’s hand. “I’ll tell you the rest when you get back.”</text:p>
      <text:p text:style-name="P2">Nami’s ears flick — just slightly. She bows her head. “I will.”</text:p>
      <text:p text:style-name="P2">Later, as the night thins and the crowd settles into quiet conversation, Gromm finally speaks.</text:p>
      <text:p text:style-name="P2"><text:soft-page-break/>“It’s going to be me,” he says calmly, eyes forward. “A few days.”</text:p>
      <text:p text:style-name="P2">Yori doesn’t ask what he means.</text:p>
      <text:p text:style-name="P2">“Yep,” he replies, matching the tone.</text:p>
      <text:p text:style-name="P2">They drink. No toast. No ceremony.</text:p>
      <text:p text:style-name="P2">A moment passes.</text:p>
      <text:p text:style-name="P2">Then Yori sets a heavy coin purse on the bar. It lands with a solid <text:span text:style-name="Emphasis">clink</text:span>.</text:p>
      <text:p text:style-name="P2">Gromm reaches out and sweeps it up without looking down. He doesn’t open it. He doesn’t need to.</text:p>
      <text:p text:style-name="P2">It’s not payment.</text:p>
      <text:p text:style-name="P2">It’s trust.</text:p>
      <text:p text:style-name="P2">Construction begins the next morning.</text:p>
      <text:p text:style-name="P2">The first permanent posts are set at the edge of the clearing. Foundations marked. Stone gathered. The tent still stands — it always will — but something sturdier is taking shape around it now.</text:p>
      <text:p text:style-name="P2">A place meant to stay.</text:p>
      <text:p text:style-name="P2">On the final night before they leave, the Cozy Corner is packed tighter than it’s ever been. Stories run long. Meals stretch. No one says goodbye.</text:p>
      <text:p text:style-name="P2">They say <text:span text:style-name="Emphasis">see you</text:span>.</text:p>
      <text:p text:style-name="P2">When the lanterns are finally dimmed and the fire banked low, Yori and Nami stand together at the edge of the clearing.</text:p>
      <text:p text:style-name="P2">Oakmere sleeps behind them. The road waits ahead. And for the first time since they fled their village years ago, leaving feels like a promise — not a loss.<text:line-break/><text:line-break/>Before dawn—</text:p>
      <text:p text:style-name="P2">The Cozy Corner is empty.</text:p>
      <text:p text:style-name="P2">No tracks.<text:line-break/>No noise.<text:line-break/>No sense of departure.</text:p>
      <text:p text:style-name="P2">Rusk blinks at the quiet bar. “Huh. I thought I was sneaky.”</text:p>
      <text:p text:style-name="P2">Gromm exhales slowly, eyes on the doorway.</text:p>
      <text:p text:style-name="P2">“You are.”</text:p>
      <text:p text:style-name="P2">A beat.</text:p>
      <text:p text:style-name="P2">“They’re just better.”</text:p>
      <text:p text:style-name="P2">He says nothing else</text:p>
      <text:p text:style-name="P2"/>
      <text:p text:style-name="P2"><text:line-break/><text:span text:style-name="Strong_20_Emphasis">The Message That Finds You</text:span></text:p>
      <text:p text:style-name="P2">They are two days out from Oakmere when Yori feels it.</text:p>
      <text:p text:style-name="P2">Not danger.</text:p>
      <text:p text:style-name="P2"><text:soft-page-break/><text:span text:style-name="Emphasis">Expectation.</text:span></text:p>
      <text:p text:style-name="P2">The forest thins as the old road curves east, stones half-swallowed by moss. The Mayor’s request has already proven quieter than feared—watch paths checked, a collapsed waystation examined, signs noted but left undisturbed. It is work meant to be observed, not solved.</text:p>
      <text:p text:style-name="P2">Nami crouches near the creek, refilling waterskins. Mr. Pickles scouts from a low branch, tail flicking in sharp little arcs.</text:p>
      <text:p text:style-name="P2">Yori pauses.</text:p>
      <text:p text:style-name="P2">Listens.</text:p>
      <text:p text:style-name="P2">Then sighs.</text:p>
      <text:p text:style-name="P2">Nami glances up. “What?”</text:p>
      <text:p text:style-name="P2">“They’ll send someone,” he says calmly. “Or something.”</text:p>
      <text:p text:style-name="P2">She narrows her eyes. “You <text:span text:style-name="Emphasis">knew</text:span> that.”</text:p>
      <text:p text:style-name="P2">“I hoped they wouldn’t.”</text:p>
      <text:p text:style-name="P2">A heartbeat passes.</text:p>
      <text:p text:style-name="P2">Then the underbrush rustles.</text:p>
      <text:p text:style-name="P2">Something small bursts out at knee height, skids to a stop, rights itself, and dusts off its whiskers with theatrical irritation.</text:p>
      <text:p text:style-name="P2">Mr. Pickles draws his katana in one smooth motion.</text:p>
      <text:p text:style-name="P2">The newcomer freezes.</text:p>
      <text:p text:style-name="P2">“WHOA—NO STABBING,” it squeaks.</text:p>
      <text:p text:style-name="P2">A rat.</text:p>
      <text:p text:style-name="P2">Brown fur. One ear nicked. Tiny leather harness strapped around his chest, satchel slung crosswise like it’s far heavier than it looks. His eyes gleam with sharp intelligence and zero fear.</text:p>
      <text:p text:style-name="P2">Mr. Squeaks straightens, puffs out his chest.</text:p>
      <text:p text:style-name="P2">“Message courier of the Oakmere Rogue Chapter,” he announces. “Also—professional. Also—very fast. Also—<text:span text:style-name="Emphasis">paid in cheese</text:span>.”</text:p>
      <text:p text:style-name="P2">Nami blinks.</text:p>
      <text:p text:style-name="P2">Yori closes his eyes for half a second. Then opens them.</text:p>
      <text:p text:style-name="P2">“Took you long enough,” he says.</text:p>
      <text:p text:style-name="P2">Mr. Squeaks gasps, affronted. “EXCUSE YOU, I had to cross three streams, avoid a hawk, and negotiate passage through a hedgehog territory with <text:span text:style-name="Emphasis">terrible</text:span> zoning laws.”</text:p>
      <text:p text:style-name="P2">He hops closer, squinting at Nami. “You must be the other one.”</text:p>
      <text:p text:style-name="P2">Nami crosses her arms. “I’m the one not secretly in a shadow guild.”</text:p>
      <text:p text:style-name="P2">Mr. Squeaks snorts. “Oh good. She knows. Makes my job easier.”</text:p>
      <text:p text:style-name="P2">He produces a sealed scrap of parchment from his satchel, the wax pressed with a familiar mark—not a crest, not a symbol.</text:p>
      <text:p text:style-name="P2">Just a notch.</text:p>
      <text:p text:style-name="P2"><text:soft-page-break/>Yori takes it without breaking the seal yet.</text:p>
      <text:p text:style-name="P2">“They know we’re on the Mayor’s business,” Yori says.</text:p>
      <text:p text:style-name="P2">Mr. Squeaks nods vigorously. “Yep. And they don’t like stepping on civic toes. Bad for long-term influence. They’ll wait.”</text:p>
      <text:p text:style-name="P2">Nami arches a brow. “Then why send you?”</text:p>
      <text:p text:style-name="P2">Mr. Squeaks grins, sharp little teeth flashing. “Because waiting doesn’t mean <text:span text:style-name="Emphasis">ignoring</text:span>.”</text:p>
      <text:p text:style-name="P2">He taps the satchel. “When you’re done with the Mayor’s little walkabout, you’re expected in Oakmere. Below. Quiet entrance. Bring food.”</text:p>
      <text:p text:style-name="P2">Nami smirks. “You’re lucky I’m not offended.”</text:p>
      <text:p text:style-name="P2">“Oh I’m banking on it,” he says cheerfully.</text:p>
      <text:p text:style-name="P2">Mr. Pickles lowers his katana.</text:p>
      <text:p text:style-name="P2">Mr. Squeaks notices. Squints.</text:p>
      <text:p text:style-name="P2">“…is that a squirrel with a sword?”</text:p>
      <text:p text:style-name="P2">Mr. Pickles chitters.</text:p>
      <text:p text:style-name="P2">Mr. Squeaks nods solemnly. “I respect it.”</text:p>
      <text:p text:style-name="P2">With that, he spins, vanishes back into the undergrowth, leaving only disturbed leaves and the faint smell of cheese.</text:p>
      <text:p text:style-name="P2">Nami exhales slowly. “So.”</text:p>
      <text:p text:style-name="P2">Yori shrugs. “They always send a messenger.”</text:p>
      <text:p text:style-name="P2">She smiles — amused, resigned, curious. “Finish the Mayor’s request first.”</text:p>
      <text:p text:style-name="P2">“Always,” Yori agrees.</text:p>
      <text:p text:style-name="P2">They shoulder their packs.</text:p>
      <text:p text:style-name="P2">The road stretches ahead.</text:p>
      <text:p text:style-name="P2">Behind them, unseen and patient, Oakmere’s shadows begin to move.</text:p>
      <text:p text:style-name="P2"/>
      <text:p text:style-name="P2"><text:span text:style-name="Strong_20_Emphasis">What the Mountains Leave Behind</text:span></text:p>
      <text:p text:style-name="P2">By the third night, they have what they came for.</text:p>
      <text:p text:style-name="P2">The ruined watch post sits half-sunk into the slope, stone cracked and blackened by old fire. Red Raven markings—crude, hurried—have been scratched into the rock and then partially erased, as if whoever left them didn’t want to be remembered.</text:p>
      <text:p text:style-name="P2">Yori crouches, fingers brushing the ash.</text:p>
      <text:p text:style-name="P2">“Recent,” he says. “But not a camp. A signal.”</text:p>
      <text:p text:style-name="P2">Nami scans the treeline. “They’re probing. Not holding.”</text:p>
      <text:p text:style-name="P2">That alone is enough to justify the Mayor’s unease.</text:p>
      <text:p text:style-name="P2">They catalogue what matters:</text:p>
      <text:list text:style-name="L8">
        <text:list-item>
          <text:p text:style-name="P43">broken traps reset poorly</text:p>
        </text:list-item>
        <text:list-item>
          <text:p text:style-name="P43"><text:soft-page-break/>blood dragged, not spilled</text:p>
        </text:list-item>
        <text:list-item>
          <text:p text:style-name="P43">lantern oil from a foreign blend</text:p>
        </text:list-item>
      </text:list>
      <text:p text:style-name="P2">No civilians harmed. No bodies left behind.</text:p>
      <text:p text:style-name="P2">The Ravens came looking—and left empty-handed.</text:p>
      <text:p text:style-name="P2">By dusk, the mountain wind sharpens, driving them down toward a sheltered hollow where old stones form a natural firebreak. Yori builds the fire low. Nami prepares a simple meal, roots and dried meat simmered until the scent carries warmth instead of hunger.</text:p>
      <text:p text:style-name="P2">They eat quietly.</text:p>
      <text:p text:style-name="P2">Above them, stars begin to pierce the thinning clouds.</text:p>
      <text:p text:style-name="P2">Only then does Yori unseal the message.</text:p>
      <text:p text:style-name="P2">The parchment is thin. The ink spare.</text:p>
      <text:p text:style-name="P2">No names.</text:p>
      <text:p text:style-name="P2">No titles.</text:p>
      <text:p text:style-name="P2">Just four lines.</text:p>
      <text:p text:style-name="P2"><text:span text:style-name="Emphasis">Oakmere waits.</text:span><text:line-break/><text:span text:style-name="Emphasis">So do we.</text:span><text:line-break/><text:span text:style-name="Emphasis">Below the roots.</text:span><text:line-break/><text:span text:style-name="Emphasis">Bring food.</text:span></text:p>
      <text:p text:style-name="P2">Nami reads it over his shoulder.</text:p>
      <text:p text:style-name="P2">She exhales through her nose. “Of course.”</text:p>
      <text:p text:style-name="P2">Yori folds the parchment carefully, tucking it back into his coat. “They won’t press until we return.”</text:p>
      <text:p text:style-name="P2">“And the Mayor?”</text:p>
      <text:p text:style-name="P2">“We report in the morning.”</text:p>
      <text:p text:style-name="P2">She studies his face, searching—not for secrets, but for strain.</text:p>
      <text:p text:style-name="P2">“You knew this would happen,” she says softly.</text:p>
      <text:p text:style-name="P2">“Yes.”</text:p>
      <text:p text:style-name="P2">“You didn’t want it to.”</text:p>
      <text:p text:style-name="P2">“No.”</text:p>
      <text:p text:style-name="P2">Nami leans back, watching the fire. “Good. That means it still matters.”</text:p>
      <text:p text:style-name="P2">The flames crackle. Mr. Pickles curls near her shoulder, warm and alert.</text:p>
      <text:p text:style-name="P2">After a while, Yori speaks again.</text:p>
      <text:p text:style-name="P2">“The Mayor needs to know only what keeps Oakmere safe.”</text:p>
      <text:p text:style-name="P2">“And the rest?”</text:p>
      <text:p text:style-name="P2">“Stays with us.”</text:p>
      <text:p text:style-name="P2">She nods.</text:p>
      <text:p text:style-name="P2">That balance—between what is owed and what is chosen—is something they’ve learned the hard way.</text:p>
      <text:p text:style-name="P2"><text:soft-page-break/>When the fire burns low, Yori adds one last branch. The sparks drift upward, swallowed by the dark.</text:p>
      <text:p text:style-name="P2">Tomorrow, they will return to Oakmere with answers.</text:p>
      <text:p text:style-name="P2">And after that—</text:p>
      <text:p text:style-name="P2">After that, the past will knock.</text:p>
      <text:p text:style-name="P2"><text:span text:style-name="Strong_20_Emphasis">Quiet Reports and Vanishing Acts</text:span></text:p>
      <text:p text:style-name="P2"/>
      <text:p text:style-name="P2">Mayor Elias never hears them enter.</text:p>
      <text:p text:style-name="P2">He’s mid-report when the air in the room subtly <text:span text:style-name="Emphasis">changes</text:span>—not colder, not darker. Just… occupied.</text:p>
      <text:p text:style-name="P2">“They’re gone,” Yori says evenly.</text:p>
      <text:p text:style-name="P2">Elias startles, then sighs. “One of these days I’ll catch you doing that.”</text:p>
      <text:p text:style-name="P2">“You won’t,” Nami replies, kindly.</text:p>
      <text:p text:style-name="P2">They report quickly. Clean facts. No embellishment. No names spoken aloud that don’t need to be.</text:p>
      <text:p text:style-name="P2">Elias listens. Concern settles in, but not fear.</text:p>
      <text:p text:style-name="P2">“You spared Oakmere from learning this the hard way,” he says at last.</text:p>
      <text:p text:style-name="P2">Yori nods.</text:p>
      <text:p text:style-name="P2">They’re already stepping back when Elias looks down at his desk—and notices a slice of cheese missing.</text:p>
      <text:p text:style-name="P2">A faint chitter echoes from somewhere above.</text:p>
      <text:p text:style-name="P2">“…Of course,” Elias mutters.</text:p>
      <text:p text:style-name="P2">By the time Oakmere fully wakes, the Cozy Corner’s lanterns are dark.</text:p>
      <text:p text:style-name="P2">But no one thinks it’s gone.</text:p>
      <text:p text:style-name="P2">Just waiting.</text:p>
      <text:p text:style-name="P2">The message doesn’t arrive in Oakmere.</text:p>
      <text:p text:style-name="P2">It arrives <text:span text:style-name="Strong_20_Emphasis">because they left it</text:span>.</text:p>
      <text:p text:style-name="P2">They are three nights out, camped beneath low branches, fire reduced to embers, when Nami feels the shift first—not danger, not magic, just <text:span text:style-name="Emphasis">attention</text:span>.</text:p>
      <text:p text:style-name="P2">Then something drops onto Yori’s shoulder with practiced familiarity.</text:p>
      <text:p text:style-name="P2">Mr. Squeaks clears his throat.</text:p>
      <text:p text:style-name="P2">Loudly.</text:p>
      <text:p text:style-name="P2">“Copper signal,” he says, producing a folded scrap of parchment. “Low-priority summon. Which means someone wants to see if you’re still breathing.”</text:p>
      <text:p text:style-name="P2">Yori doesn’t open it.</text:p>
      <text:p text:style-name="P2">Nami notices.</text:p>
      <text:p text:style-name="P2">“You knew,” she says.</text:p>
      <text:p text:style-name="P2">“Yes.”</text:p>
      <text:p text:style-name="P2">“Why didn’t you say anything?”</text:p>
      <text:p text:style-name="P2"><text:soft-page-break/>“Because until now,” he replies, “it wasn’t worth the risk.”</text:p>
      <text:p text:style-name="P2">Mr. Squeaks sniffs. “Risk assessment approved. Also, you owe me cheese.”</text:p>
      <text:p text:style-name="P2">He vanishes before Nami can respond.</text:p>
      <text:p text:style-name="P2">Yori finally opens the note.</text:p>
      <text:p text:style-name="P2">No seal.<text:line-break/>No name.<text:line-break/>Just a <text:span text:style-name="Strong_20_Emphasis">location</text:span> and a <text:span text:style-name="Strong_20_Emphasis">time</text:span>.</text:p>
      <text:p text:style-name="P2">And pressed into the wax:</text:p>
      <text:p text:style-name="P2"><text:span text:style-name="Strong_20_Emphasis">Copper.</text:span></text:p>
      <text:p text:style-name="P44"/>
      <text:h text:style-name="P40" text:outline-level="3">The Road In</text:h>
      <text:p text:style-name="P2">The path isn’t hidden.</text:p>
      <text:p text:style-name="P2">It simply stops existing for people who don’t belong.</text:p>
      <text:p text:style-name="P2">Markers appear where none should be. A broken branch. A stone turned the wrong way. A fox-shaped notch cut into an old root.</text:p>
      <text:p text:style-name="P2">Nami studies it all quietly.</text:p>
      <text:p text:style-name="P2">“You’ve done this before.”</text:p>
      <text:p text:style-name="P2">“Yes.”</text:p>
      <text:p text:style-name="P2">“With others.”</text:p>
      <text:p text:style-name="P2">“Yes.”</text:p>
      <text:p text:style-name="P2">She exhales. “You’re going to explain.”</text:p>
      <text:p text:style-name="P2">“I am,” he says. “Just… not yet.”</text:p>
      <text:p text:style-name="P2">She doesn’t like it.</text:p>
      <text:p text:style-name="P2">But she keeps walking.</text:p>
      <text:p text:style-name="P44"/>
      <text:h text:style-name="P40" text:outline-level="3">First Contact: The Wrong Assumption</text:h>
      <text:p text:style-name="P2">The chamber is functional, not ceremonial.</text:p>
      <text:p text:style-name="P2">Stone. Tables. Lamplight.</text:p>
      <text:p text:style-name="P2">No banners.</text:p>
      <text:p text:style-name="P2">No thrones.</text:p>
      <text:p text:style-name="P2">A slim half-elf steps forward, silver hair tied back tight, expression professionally bored.</text:p>
      <text:p text:style-name="P2">“Name and coin.”</text:p>
      <text:p text:style-name="P2">Yori places <text:span text:style-name="Strong_20_Emphasis">one</text:span> coin on the table.</text:p>
      <text:p text:style-name="P2">Copper.</text:p>
      <text:p text:style-name="P2">Worn thin.</text:p>
      <text:p text:style-name="P2">Sereth Vale doesn’t look impressed. She looks <text:span text:style-name="Emphasis">interested</text:span>.</text:p>
      <text:p text:style-name="P2"><text:soft-page-break/>“Courier?” she asks.</text:p>
      <text:p text:style-name="P2">“Sometimes.”</text:p>
      <text:p text:style-name="P2">“Blade?”</text:p>
      <text:p text:style-name="P2">“When needed.”</text:p>
      <text:p text:style-name="P2">Her eyes flick to Nami. “And the guest?”</text:p>
      <text:p text:style-name="P2">“She stays.”</text:p>
      <text:p text:style-name="P2">Sereth’s gaze sharpens. “Does she know where she is?”</text:p>
      <text:p text:style-name="P2">Nami answers for herself. “I do.”</text:p>
      <text:p text:style-name="P2">A pause.</text:p>
      <text:p text:style-name="P2">“Fine,” Sereth says. “You’re early. Eat. Then we talk.”</text:p>
      <text:p text:style-name="P44"/>
      <text:h text:style-name="P40" text:outline-level="3">Dinner Before Truth</text:h>
      <text:p text:style-name="P2">The meal is simple. Good. Unshowy.</text:p>
      <text:p text:style-name="P2">Conversation is clipped.</text:p>
      <text:p text:style-name="P2">Nami watches the room, the exits, the people who don’t speak.</text:p>
      <text:p text:style-name="P2">Then she stands.</text:p>
      <text:p text:style-name="P2">Unpacks her kit.</text:p>
      <text:p text:style-name="P2">Yori closes his eyes.</text:p>
      <text:p text:style-name="P2">When she sets his bowl down, it has everything he likes.</text:p>
      <text:p text:style-name="P2">And one thing he doesn’t.</text:p>
      <text:p text:style-name="P2">A beet.</text:p>
      <text:p text:style-name="P2">The room goes quiet.</text:p>
      <text:p text:style-name="P2"><text:span text:style-name="T10">A human male </text:span>mutters, “Oh, that’s cruel.”</text:p>
      <text:p text:style-name="P2">Yori eats it without complaint.</text:p>
      <text:p text:style-name="P2">Chews.</text:p>
      <text:p text:style-name="P2">Swallows.</text:p>
      <text:p text:style-name="P2">Nami leans in just enough for only him to hear.</text:p>
      <text:p text:style-name="P2">“I know this isn’t everything,” she says. “But if you’re choosing what to hide, you don’t get to choose whether I notice…. <text:span text:style-name="T10">And I notice mr”<text:line-break/></text:span>He meets her gaze. “Fair.”</text:p>
      <text:p text:style-name="P2">Sereth watches <text:span text:style-name="T10">them </text:span>closely now.</text:p>
      <text:p text:style-name="P44"/>
      <text:h text:style-name="P40" text:outline-level="3">The Conversation (Still Low Rank)</text:h>
      <text:p text:style-name="P2">“You survived Raven territory,” Sereth says. “Without calling for support.”</text:p>
      <text:p text:style-name="P2"><text:span text:style-name="T10">Yori: </text:span>“We avoided them.”</text:p>
      <text:p text:style-name="P45">Sereth: “No one avoids them that long.”</text:p>
      <text:p text:style-name="P2"><text:soft-page-break/>Yori shrugs.</text:p>
      <text:p text:style-name="P45">Sereth <text:span text:style-name="T10">contenues with </text:span>“You’re better than your coin,” she continues. “Which means one of three things.”</text:p>
      <text:p text:style-name="P2">Nami tilts her head. “Let me guess. He’s lying, lucky, or dangerous.”</text:p>
      <text:p text:style-name="P2">Sereth smiles thinly. “Exactly.”</text:p>
      <text:p text:style-name="P2">Yori doesn’t correct her.</text:p>
      <text:p text:style-name="P2">That matters.</text:p>
      <text:p text:style-name="P2">“What do you want?” he asks.</text:p>
      <text:p text:style-name="P2">Sereth leans back. “Information. Patterns. Why the Ravens are sniffing around old routes and forgotten estates.”</text:p>
      <text:p text:style-name="P2">“Elden,” Yori says calmly.</text:p>
      <text:p text:style-name="P2">Sereth’s eyes flicker <text:span text:style-name="T10">wondering how he knew</text:span>.</text:p>
      <text:p text:style-name="P2">So that’s confirmed.</text:p>
      <text:p text:style-name="P2">“You’ll hear from us again,” she says. “Copper or not.”.. “ <text:span text:style-name="T10">but there is something you hiding.”</text:span></text:p>
      <text:p text:style-name="P44"/>
      <text:h text:style-name="P40" text:outline-level="3">Aftermath: The Mask Holds</text:h>
      <text:p text:style-name="P2">They leave without escort. Without ceremony. Back on the road, Nami finally speaks.</text:p>
      <text:p text:style-name="P2">“You showed them exactly what you wanted them to see.”</text:p>
      <text:p text:style-name="P2"><text:span text:style-name="T10">Yori quietly replies </text:span>“Yes.”</text:p>
      <text:p text:style-name="P45">Nami <text:span text:style-name="T10">questions</text:span>“And not a bit more.”</text:p>
      <text:p text:style-name="P2">“Yes.”</text:p>
      <text:p text:style-name="P2">She exhales sharply. “I don’t love that.”</text:p>
      <text:p text:style-name="P2">“I know.”</text:p>
      <text:p text:style-name="P2">“But,” she adds, quieter, “I trust why you’re doing it. <text:span text:style-name="T10">But I wished you would tell me more and we where part of this</text:span>”</text:p>
      <text:p text:style-name="P2">He nods. <text:span text:style-name="T10">Says soft enough where <text:s/>only she could hear “to many ears and eye here…. Soon”<text:line-break/><text:line-break/>She sighs says just as quit “I guess that will have to do for now”<text:line-break/><text:line-break/></text:span>That means more than agreement. Somewhere behind them, unseen eyes keep watching. And somewhere else, someone notices a pattern they don’t yet understand.<text:line-break/><text:line-break/><text:span text:style-name="T11">They follow the path through the darkness. No torch needed because of there fox dark vision.<text:line-break/><text:line-break/></text:span></text:p>
      <text:p text:style-name="P2"><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1T19:21:23.235595600</meta:creation-date>
    <dc:date>2025-12-15T22:37:41.295815000</dc:date>
    <meta:editing-duration>PT4H3M59S</meta:editing-duration>
    <meta:editing-cycles>23</meta:editing-cycles>
    <meta:generator>LibreOffice/25.2.7.2$Windows_X86_64 LibreOffice_project/5cbfd1ab6520636bb5f7b99185aa69bd7456825d</meta:generator>
    <meta:print-date>2025-12-12T18:24:43.216875300</meta:print-date>
    <meta:document-statistic meta:table-count="0" meta:image-count="0" meta:object-count="0" meta:page-count="57" meta:paragraph-count="1455" meta:word-count="16484" meta:character-count="97636" meta:non-whitespace-character-count="82737"/>
  </office:meta>
</office:document-meta>
</file>